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Helvetica" svg:font-family="Helvetica, Tahoma, Arial"/>
    <style:font-face style:name="Lohit Devanagari1" svg:font-family="'Lohit Devanagari'"/>
    <style:font-face style:name="MathJax Main" svg:font-family="'MathJax Main'"/>
    <style:font-face style:name="MathJax Math" svg:font-family="'MathJax Math'"/>
    <style:font-face style:name="Open Sans" svg:font-family="'Open Sans', sans-serif"/>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line-height="171%" fo:text-align="start" style:justify-single-word="false" fo:orphans="2" fo:widows="2" fo:text-indent="0in" style:auto-text-indent="false" fo:padding="0in" fo:border="non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paragraph-rsid="000f1613" style:font-weight-asian="normal" style:font-weight-complex="normal"/>
    </style:style>
    <style:style style:name="P5" style:family="paragraph" style:parent-style-name="Standard">
      <style:text-properties fo:font-weight="normal" officeooo:paragraph-rsid="00106666" style:font-weight-asian="normal" style:font-weight-complex="normal"/>
    </style:style>
    <style:style style:name="P6" style:family="paragraph" style:parent-style-name="Heading_20_1">
      <style:text-properties fo:font-size="21pt" fo:font-weight="normal" style:font-weight-asian="normal" style:font-weight-complex="normal"/>
    </style:style>
    <style:style style:name="P7" style:family="paragraph" style:parent-style-name="Preformatted_20_Text">
      <loext:graphic-properties draw:fill="solid" draw:fill-color="#e0e0e0" draw:opacity="100%"/>
      <style:paragraph-properties fo:margin-top="0in" fo:margin-bottom="0.1043in" loext:contextual-spacing="false" fo:line-height="158%" fo:text-align="start" style:justify-single-word="false" fo:orphans="2" fo:widows="2" fo:background-color="#e0e0e0" fo:padding="0in" fo:border="none"/>
      <style:text-properties fo:font-variant="normal" fo:text-transform="none" fo:letter-spacing="normal"/>
    </style:style>
    <style:style style:name="P8" style:family="paragraph" style:parent-style-name="Preformatted_20_Text">
      <loext:graphic-properties draw:fill="solid" draw:fill-color="#e0e0e0" draw:opacity="100%"/>
      <style:paragraph-properties fo:margin-top="0in" fo:margin-bottom="0.1043in" loext:contextual-spacing="false" fo:line-height="158%" fo:text-align="start" style:justify-single-word="false" fo:orphans="2" fo:widows="2" fo:background-color="#e0e0e0" fo:padding="0in" fo:border="none"/>
    </style:style>
    <style:style style:name="P9" style:family="paragraph" style:parent-style-name="Standard">
      <style:text-properties fo:font-variant="normal" fo:text-transform="none" fo:color="#333333" style:font-name="Helvetica" fo:font-size="12pt" fo:letter-spacing="normal" fo:font-style="normal" fo:font-weight="bold" officeooo:paragraph-rsid="000d1118" style:font-weight-asian="bold" style:font-weight-complex="bold"/>
    </style:style>
    <style:style style:name="P10" style:family="paragraph" style:parent-style-name="Standard">
      <style:text-properties fo:font-variant="normal" fo:text-transform="none" fo:color="#333333" style:font-name="Helvetica" fo:font-size="12pt" fo:letter-spacing="normal" fo:font-style="normal" fo:font-weight="normal" style:font-weight-asian="normal" style:font-weight-complex="normal"/>
    </style:style>
    <style:style style:name="P11" style:family="paragraph" style:parent-style-name="Standard">
      <style:text-properties fo:font-variant="normal" fo:text-transform="none" fo:color="#333333" style:font-name="Helvetica" fo:font-size="12pt" fo:letter-spacing="normal" fo:font-style="normal" fo:font-weight="normal" officeooo:paragraph-rsid="000edbb2" style:font-weight-asian="normal" style:font-weight-complex="normal"/>
    </style:style>
    <style:style style:name="P12" style:family="paragraph" style:parent-style-name="Standard">
      <style:text-properties fo:font-weight="normal" officeooo:paragraph-rsid="00106666" style:font-weight-asian="normal" style:font-weight-complex="normal"/>
    </style:style>
    <style:style style:name="P13" style:family="paragraph" style:parent-style-name="Standard">
      <style:text-properties fo:font-weight="normal" officeooo:paragraph-rsid="0012c582" style:font-weight-asian="normal" style:font-weight-complex="normal"/>
    </style:style>
    <style:style style:name="P14" style:family="paragraph" style:parent-style-name="Standard">
      <style:text-properties fo:font-weight="normal" officeooo:rsid="00196468" officeooo:paragraph-rsid="00196468" style:font-weight-asian="normal" style:font-weight-complex="normal"/>
    </style:style>
    <style:style style:name="P15" style:family="paragraph" style:parent-style-name="Text_20_body">
      <style:text-properties fo:font-weight="normal" officeooo:paragraph-rsid="00106666" style:font-weight-asian="normal" style:font-weight-complex="normal"/>
    </style:style>
    <style:style style:name="P16" style:family="paragraph" style:parent-style-name="Text_20_body">
      <style:text-properties fo:font-variant="normal" fo:text-transform="none" style:font-name="Roboto" fo:font-size="12pt" fo:letter-spacing="normal" fo:font-style="normal" fo:font-weight="normal" officeooo:paragraph-rsid="00106666" style:font-weight-asian="normal" style:font-weight-complex="normal"/>
    </style:style>
    <style:style style:name="P17" style:family="paragraph" style:parent-style-name="Text_20_body">
      <style:paragraph-properties fo:margin-left="0in" fo:margin-right="0in" fo:margin-top="0in" fo:margin-bottom="0in" loext:contextual-spacing="false" fo:line-height="171%" fo:text-align="start" style:justify-single-word="false" fo:orphans="2" fo:widows="2" fo:text-indent="0in" style:auto-text-indent="false" fo:padding="0in" fo:border="none"/>
    </style:style>
    <style:style style:name="P18" style:family="paragraph" style:parent-style-name="Text_20_body">
      <style:paragraph-properties fo:margin-left="0in" fo:margin-right="0in" fo:margin-top="0in" fo:margin-bottom="0in" loext:contextual-spacing="false" fo:line-height="171%" fo:text-align="justify" style:justify-single-word="false" fo:orphans="2" fo:widows="2" fo:text-indent="0in" style:auto-text-indent="false" fo:padding="0in" fo:border="none"/>
      <style:text-properties officeooo:paragraph-rsid="001bb20d"/>
    </style:style>
    <style:style style:name="P19" style:family="paragraph" style:parent-style-name="Text_20_body">
      <style:paragraph-properties fo:margin-left="0in" fo:margin-right="0in" fo:margin-top="0in" fo:margin-bottom="0in" loext:contextual-spacing="false" fo:line-height="171%" fo:text-align="justify" style:justify-single-word="false" fo:orphans="2" fo:widows="2" fo:text-indent="0in" style:auto-text-indent="false" fo:padding="0in" fo:border="none"/>
      <style:text-properties officeooo:rsid="00196468" officeooo:paragraph-rsid="00196468"/>
    </style:style>
    <style:style style:name="P20" style:family="paragraph" style:parent-style-name="Text_20_body">
      <style:paragraph-properties fo:margin-left="0in" fo:margin-right="0in" fo:margin-top="0in" fo:margin-bottom="0in" loext:contextual-spacing="false" fo:line-height="171%" fo:text-align="justify" style:justify-single-word="false" fo:orphans="2" fo:widows="2" fo:text-indent="0in" style:auto-text-indent="false" fo:padding="0in" fo:border="none"/>
      <style:text-properties fo:font-weight="normal" officeooo:rsid="00196468" officeooo:paragraph-rsid="001bb20d" style:font-weight-asian="normal" style:font-weight-complex="normal"/>
    </style:style>
    <style:style style:name="P21" style:family="paragraph" style:parent-style-name="Text_20_body">
      <style:paragraph-properties fo:margin-left="0in" fo:margin-right="0in" fo:orphans="2" fo:widows="2" fo:text-indent="0in" style:auto-text-indent="false"/>
      <style:text-properties fo:font-variant="normal" fo:text-transform="none" fo:color="#252c33" style:font-name="Open Sans" fo:font-size="10.5pt" fo:letter-spacing="normal" fo:font-style="normal" fo:font-weight="normal" officeooo:paragraph-rsid="00166851"/>
    </style:style>
    <style:style style:name="P22" style:family="paragraph" style:parent-style-name="Text_20_body">
      <style:paragraph-properties fo:margin-left="0in" fo:margin-right="0in" fo:orphans="2" fo:widows="2" fo:text-indent="0in" style:auto-text-indent="false"/>
    </style:style>
    <style:style style:name="P23" style:family="paragraph" style:parent-style-name="Text_20_body">
      <style:paragraph-properties fo:margin-left="0in" fo:margin-right="0in" fo:margin-top="0in" fo:margin-bottom="0.2083in" loext:contextual-spacing="false" fo:line-height="160%" fo:orphans="2" fo:widows="2" fo:text-indent="0in" style:auto-text-indent="false"/>
      <style:text-properties fo:font-variant="normal" fo:text-transform="none" fo:color="#252c33" style:font-name="Open Sans" fo:font-size="10.5pt" fo:letter-spacing="normal" fo:font-style="normal" fo:font-weight="normal" fo:background-color="#ffffff" loext:padding="0in" loext:border="none"/>
    </style:style>
    <style:style style:name="P24" style:family="paragraph" style:parent-style-name="Text_20_body">
      <style:paragraph-properties fo:margin-left="0in" fo:margin-right="0in" fo:margin-top="0in" fo:margin-bottom="0.1043in" loext:contextual-spacing="false" fo:line-height="171%" fo:text-align="start" style:justify-single-word="false" fo:orphans="2" fo:widows="2" fo:text-indent="0in" style:auto-text-indent="false" fo:padding="0in" fo:border="none"/>
      <style:text-properties fo:font-variant="normal" fo:text-transform="none" style:font-name="Roboto" fo:font-size="12pt" fo:letter-spacing="normal" fo:font-style="normal" fo:font-weight="normal"/>
    </style:style>
    <style:style style:name="P25" style:family="paragraph" style:parent-style-name="Text_20_body">
      <style:paragraph-properties fo:margin-left="0in" fo:margin-right="0in" fo:margin-top="0in" fo:margin-bottom="0.1043in" loext:contextual-spacing="false" fo:line-height="171%" fo:text-align="start" style:justify-single-word="false" fo:orphans="2" fo:widows="2" fo:text-indent="0in" style:auto-text-indent="false" fo:padding="0in" fo:border="none"/>
      <style:text-properties fo:font-variant="normal" fo:text-transform="none" fo:letter-spacing="normal"/>
    </style:style>
    <style:style style:name="P26" style:family="paragraph" style:parent-style-name="Text_20_body" style:list-style-name="L1">
      <style:paragraph-properties fo:margin-left="0in" fo:margin-right="0.2083in" fo:margin-top="0in" fo:margin-bottom="0in" loext:contextual-spacing="false" fo:orphans="2" fo:widows="2" fo:text-indent="0in" style:auto-text-indent="false" fo:padding="0in" fo:border="none"/>
    </style:style>
    <style:style style:name="P27" style:family="paragraph" style:parent-style-name="Text_20_body" style:list-style-name="L2">
      <style:paragraph-properties fo:margin-top="0in" fo:margin-bottom="0.2083in" loext:contextual-spacing="false" fo:line-height="160%" fo:orphans="2" fo:widows="2"/>
    </style:style>
    <style:style style:name="P28" style:family="paragraph" style:parent-style-name="Text_20_body">
      <style:paragraph-properties fo:margin-top="0in" fo:margin-bottom="0.2083in" loext:contextual-spacing="false" fo:line-height="160%" fo:orphans="2" fo:widows="2"/>
      <style:text-properties fo:font-variant="normal" fo:text-transform="none" fo:color="#252c33" style:font-name="Open Sans" fo:font-size="10.5pt" fo:letter-spacing="normal" fo:font-style="normal" fo:font-weight="normal" fo:background-color="#ffffff" loext:padding="0in" loext:border="none"/>
    </style:style>
    <style:style style:name="P29" style:family="paragraph" style:parent-style-name="Heading_20_1">
      <style:text-properties officeooo:paragraph-rsid="00106666"/>
    </style:style>
    <style:style style:name="P30" style:family="paragraph" style:parent-style-name="Preformatted_20_Text">
      <loext:graphic-properties draw:fill="solid" draw:fill-color="#e0e0e0" draw:opacity="100%"/>
      <style:paragraph-properties fo:margin-top="0in" fo:margin-bottom="0.1043in" loext:contextual-spacing="false" fo:line-height="158%" fo:text-align="start" style:justify-single-word="false" fo:orphans="2" fo:widows="2" fo:background-color="#e0e0e0" fo:padding="0in" fo:border="none"/>
      <style:text-properties fo:font-variant="normal" fo:text-transform="none" style:font-name="Consolas" fo:font-size="11.25pt" fo:letter-spacing="normal" fo:font-style="normal" fo:font-weight="normal"/>
    </style:style>
    <style:style style:name="P31" style:family="paragraph" style:parent-style-name="Preformatted_20_Text">
      <loext:graphic-properties draw:fill="solid" draw:fill-color="#e0e0e0" draw:opacity="100%"/>
      <style:paragraph-properties fo:margin-top="0in" fo:margin-bottom="0.1043in" loext:contextual-spacing="false" fo:line-height="158%" fo:text-align="start" style:justify-single-word="false" fo:orphans="2" fo:widows="2" fo:background-color="#e0e0e0" fo:padding="0in" fo:border="none"/>
      <style:text-properties fo:font-variant="normal" fo:text-transform="none" fo:letter-spacing="normal"/>
    </style:style>
    <style:style style:name="P32" style:family="paragraph" style:parent-style-name="Preformatted_20_Text">
      <style:text-properties fo:font-weight="normal"/>
    </style:style>
    <style:style style:name="P33" style:family="paragraph" style:parent-style-name="Preformatted_20_Text">
      <style:text-properties fo:font-weight="normal" officeooo:paragraph-rsid="00106666" style:font-weight-asian="normal" style:font-weight-complex="normal"/>
    </style:style>
    <style:style style:name="P34" style:family="paragraph" style:parent-style-name="Preformatted_20_Text">
      <style:text-properties fo:font-weight="normal" officeooo:rsid="00196468" officeooo:paragraph-rsid="00196468" style:font-weight-asian="normal" style:font-weight-complex="normal"/>
    </style:style>
    <style:style style:name="P35" style:family="paragraph" style:parent-style-name="Preformatted_20_Text">
      <loext:graphic-properties draw:fill="solid" draw:fill-color="#f8f8f8" draw:opacity="100%"/>
      <style:paragraph-properties fo:margin-top="0in" fo:margin-bottom="0.1965in" loext:contextual-spacing="false" fo:orphans="2" fo:widows="2" fo:background-color="#f8f8f8" fo:padding="0.1043in" fo:border="0.06pt solid #cccccc"/>
    </style:style>
    <style:style style:name="P36" style:family="paragraph" style:parent-style-name="Preformatted_20_Text">
      <loext:graphic-properties draw:fill="solid" draw:fill-color="#f8f8f8" draw:opacity="100%"/>
      <style:paragraph-properties fo:orphans="2" fo:widows="2" fo:background-color="#f8f8f8" fo:padding="0.1043in" fo:border="0.06pt solid #cccccc"/>
    </style:style>
    <style:style style:name="P37" style:family="paragraph" style:parent-style-name="Preformatted_20_Text">
      <loext:graphic-properties draw:fill="solid" draw:fill-color="#f8f8f8" draw:opacity="100%"/>
      <style:paragraph-properties fo:margin-top="0in" fo:margin-bottom="0.2083in" loext:contextual-spacing="false" fo:line-height="160%" fo:orphans="2" fo:widows="2" fo:background-color="#f8f8f8" fo:padding="0.1043in" fo:border="0.06pt solid #cccccc"/>
    </style:style>
    <style:style style:name="P38" style:family="paragraph" style:parent-style-name="Preformatted_20_Text">
      <style:paragraph-properties fo:margin-left="0in" fo:margin-right="0in" fo:orphans="2" fo:widows="2" fo:text-indent="0in" style:auto-text-indent="false"/>
      <style:text-properties fo:font-variant="normal" fo:text-transform="none" fo:color="#252c33" style:font-name="Open Sans" fo:font-size="10.5pt" fo:letter-spacing="normal" fo:font-style="normal" fo:font-weight="normal" officeooo:paragraph-rsid="00166851"/>
    </style:style>
    <style:style style:name="P39" style:family="paragraph" style:parent-style-name="Preformatted_20_Text">
      <loext:graphic-properties draw:fill="solid" draw:fill-color="#e0e0e0" draw:opacity="100%"/>
      <style:paragraph-properties fo:margin-left="0in" fo:margin-right="0in" fo:margin-top="0in" fo:margin-bottom="0in" loext:contextual-spacing="false" fo:line-height="158%" fo:text-align="start" style:justify-single-word="false" fo:orphans="2" fo:widows="2" fo:text-indent="0in" style:auto-text-indent="false" fo:background-color="#e0e0e0" fo:padding="0in" fo:border="none"/>
    </style:style>
    <style:style style:name="T1" style:family="text">
      <style:text-properties fo:font-variant="normal" fo:text-transform="none" style:font-name="Roboto" fo:font-size="12pt" fo:letter-spacing="normal" fo:font-style="normal" fo:font-weight="normal"/>
    </style:style>
    <style:style style:name="T2" style:family="text">
      <style:text-properties fo:font-variant="normal" fo:text-transform="none" style:font-name="Roboto" fo:font-size="12pt" fo:letter-spacing="normal" fo:font-style="normal" fo:font-weight="normal" loext:padding="0in" loext:border="none"/>
    </style:style>
    <style:style style:name="T3" style:family="text">
      <style:text-properties fo:font-variant="normal" fo:text-transform="none" style:font-name="Roboto" fo:font-size="12pt" fo:letter-spacing="normal" fo:font-style="normal" fo:font-weight="bold" style:font-weight-asian="bold" style:font-weight-complex="bold" loext:padding="0in" loext:border="none"/>
    </style:style>
    <style:style style:name="T4"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in" loext:border="none"/>
    </style:style>
    <style:style style:name="T5" style:family="text">
      <style:text-properties fo:font-variant="normal" fo:text-transform="none" style:font-name="Consolas" fo:font-size="11.25pt" fo:letter-spacing="normal" fo:font-style="normal" fo:font-weight="normal"/>
    </style:style>
    <style:style style:name="T6" style:family="text">
      <style:text-properties fo:font-variant="normal" fo:text-transform="none" style:font-name="Consolas" fo:font-size="11.25pt" fo:letter-spacing="normal" fo:font-style="normal" fo:font-weight="normal" loext:padding="0in" loext:border="none"/>
    </style:style>
    <style:style style:name="T7" style:family="text">
      <style:text-properties fo:font-variant="normal" fo:text-transform="none" fo:letter-spacing="normal"/>
    </style:style>
    <style:style style:name="T8" style:family="text">
      <style:text-properties fo:font-variant="normal" fo:text-transform="none" fo:color="#252c33" style:font-name="Open Sans" fo:font-size="10.5pt" fo:letter-spacing="normal" fo:font-style="normal"/>
    </style:style>
    <style:style style:name="T9" style:family="text">
      <style:text-properties fo:font-variant="normal" fo:text-transform="none" fo:color="#252c33" style:font-name="Open Sans" fo:font-size="10.5pt" fo:letter-spacing="normal" fo:font-style="normal" fo:font-weight="normal"/>
    </style:style>
    <style:style style:name="T10" style:family="text">
      <style:text-properties fo:font-variant="normal" fo:text-transform="none" fo:color="#252c33" style:font-name="Open Sans" fo:font-size="10.5pt" fo:letter-spacing="normal" fo:font-style="normal" fo:font-weight="normal" fo:background-color="#ffffff" loext:char-shading-value="0" loext:padding="0in" loext:border="none"/>
    </style:style>
    <style:style style:name="T11" style:family="text">
      <style:text-properties fo:font-variant="normal" fo:text-transform="none" fo:color="#252c33" style:font-name="Open Sans" fo:font-size="10.5pt" fo:letter-spacing="normal" fo:font-style="normal" fo:font-weight="bold"/>
    </style:style>
    <style:style style:name="T12" style:family="text">
      <style:text-properties fo:font-variant="normal" fo:text-transform="none" fo:color="#252c33" style:font-name="Open Sans" fo:font-size="10.5pt" fo:letter-spacing="normal" fo:font-style="normal" fo:font-weight="bold" fo:background-color="#ffffff" loext:char-shading-value="0" loext:padding="0in" loext:border="none"/>
    </style:style>
    <style:style style:name="T13" style:family="text">
      <style:text-properties fo:font-variant="normal" fo:text-transform="none" fo:color="#252c33" style:font-name="Open Sans" fo:font-size="10.5pt" fo:letter-spacing="normal" fo:font-style="normal" officeooo:rsid="0012f98b"/>
    </style:style>
    <style:style style:name="T14" style:family="text">
      <style:text-properties fo:font-variant="normal" fo:text-transform="none" fo:color="#252c33" fo:letter-spacing="normal"/>
    </style:style>
    <style:style style:name="T15" style:family="text">
      <style:text-properties fo:font-variant="normal" fo:text-transform="none" fo:color="#252c33" fo:letter-spacing="normal" fo:background-color="#ffffff" loext:char-shading-value="0" loext:padding="0in" loext:border="none"/>
    </style:style>
    <style:style style:name="T16" style:family="text">
      <style:text-properties fo:font-variant="normal" fo:text-transform="none" fo:color="#252c33" fo:font-size="10.5pt" fo:letter-spacing="normal" fo:font-style="normal"/>
    </style:style>
    <style:style style:name="T17" style:family="text">
      <style:text-properties fo:font-variant="normal" fo:text-transform="none" fo:color="#252c33" fo:font-size="10.5pt" fo:letter-spacing="normal" fo:font-style="normal" fo:font-weight="normal"/>
    </style:style>
    <style:style style:name="T18" style:family="text">
      <style:text-properties fo:font-variant="normal" fo:text-transform="none" fo:color="#252c33" fo:font-size="10.5pt" fo:letter-spacing="normal" fo:font-style="normal" style:font-weight-asian="normal" style:font-weight-complex="normal"/>
    </style:style>
    <style:style style:name="T19" style:family="text">
      <style:text-properties fo:font-variant="normal" fo:text-transform="none" fo:color="#252c33" style:font-name="Roboto" fo:font-size="12pt" fo:letter-spacing="normal" fo:font-style="normal"/>
    </style:style>
    <style:style style:name="T20" style:family="text">
      <style:text-properties fo:font-variant="normal" fo:text-transform="none" fo:color="#252c33" style:font-name="Roboto" fo:font-size="12pt" fo:letter-spacing="normal" fo:font-style="normal" fo:font-weight="normal" loext:padding="0in" loext:border="none"/>
    </style:style>
    <style:style style:name="T21" style:family="text">
      <style:text-properties fo:font-variant="normal" fo:text-transform="none" fo:color="#000088" style:font-name="Open Sans" fo:font-size="10.5pt" fo:letter-spacing="normal" fo:font-style="normal" fo:font-weight="normal" fo:background-color="#ffffff" loext:char-shading-value="0" loext:padding="0in" loext:border="none"/>
    </style:style>
    <style:style style:name="T22" style:family="text">
      <style:text-properties fo:font-variant="normal" fo:text-transform="none" fo:color="#000088" fo:font-size="10.5pt" fo:letter-spacing="normal" fo:font-style="normal"/>
    </style:style>
    <style:style style:name="T23" style:family="text">
      <style:text-properties fo:font-variant="normal" fo:text-transform="none" fo:color="#000088" fo:font-size="10.5pt" fo:letter-spacing="normal" fo:font-style="normal" fo:font-weight="normal"/>
    </style:style>
    <style:style style:name="T24" style:family="text">
      <style:text-properties fo:font-variant="normal" fo:text-transform="none" fo:color="#000088" fo:font-size="10.5pt" fo:letter-spacing="normal" fo:font-style="normal" style:font-weight-asian="normal" style:font-weight-complex="normal"/>
    </style:style>
    <style:style style:name="T25" style:family="text">
      <style:text-properties fo:font-variant="normal" fo:text-transform="none" fo:color="#666600" style:font-name="Open Sans" fo:font-size="10.5pt" fo:letter-spacing="normal" fo:font-style="normal" fo:font-weight="normal" fo:background-color="#ffffff" loext:char-shading-value="0" loext:padding="0in" loext:border="none"/>
    </style:style>
    <style:style style:name="T26" style:family="text">
      <style:text-properties fo:font-variant="normal" fo:text-transform="none" fo:color="#666600" fo:font-size="10.5pt" fo:letter-spacing="normal" fo:font-style="normal"/>
    </style:style>
    <style:style style:name="T27" style:family="text">
      <style:text-properties fo:font-variant="normal" fo:text-transform="none" fo:color="#666600" fo:font-size="10.5pt" fo:letter-spacing="normal" fo:font-style="normal" fo:font-weight="normal"/>
    </style:style>
    <style:style style:name="T28" style:family="text">
      <style:text-properties fo:font-variant="normal" fo:text-transform="none" fo:color="#666600" fo:font-size="10.5pt" fo:letter-spacing="normal" fo:font-style="normal" style:font-weight-asian="normal" style:font-weight-complex="normal"/>
    </style:style>
    <style:style style:name="T29" style:family="text">
      <style:text-properties fo:font-variant="normal" fo:text-transform="none" fo:color="#006666" style:font-name="Open Sans" fo:font-size="10.5pt" fo:letter-spacing="normal" fo:font-style="normal" fo:font-weight="normal" fo:background-color="#ffffff" loext:char-shading-value="0" loext:padding="0in" loext:border="none"/>
    </style:style>
    <style:style style:name="T30" style:family="text">
      <style:text-properties fo:font-variant="normal" fo:text-transform="none" fo:color="#006666" fo:font-size="10.5pt" fo:letter-spacing="normal" fo:font-style="normal" fo:font-weight="normal"/>
    </style:style>
    <style:style style:name="T31" style:family="text">
      <style:text-properties fo:font-variant="normal" fo:text-transform="none" fo:color="#880000" style:font-name="Open Sans" fo:font-size="10.5pt" fo:letter-spacing="normal" fo:font-style="normal" fo:font-weight="normal" fo:background-color="#ffffff" loext:char-shading-value="0" loext:padding="0in" loext:border="none"/>
    </style:style>
    <style:style style:name="T32" style:family="text">
      <style:text-properties fo:font-variant="normal" fo:text-transform="none" fo:color="#880000" fo:font-size="10.5pt" fo:letter-spacing="normal" fo:font-style="normal"/>
    </style:style>
    <style:style style:name="T33" style:family="text">
      <style:text-properties fo:font-variant="normal" fo:text-transform="none" fo:color="#880000" fo:font-size="10.5pt" fo:letter-spacing="normal" fo:font-style="normal" fo:font-weight="normal"/>
    </style:style>
    <style:style style:name="T34" style:family="text">
      <style:text-properties fo:font-variant="normal" fo:text-transform="none" fo:color="#46535e" style:font-name="Open Sans" fo:font-size="18pt" fo:letter-spacing="normal" fo:font-style="normal" fo:font-weight="bold" fo:background-color="#ffffff" loext:char-shading-value="0" style:font-weight-asian="normal" style:font-weight-complex="normal" loext:padding-left="0in" loext:padding-right="0in" loext:padding-top="0in" loext:padding-bottom="0.0193in" loext:border-left="none" loext:border-right="none" loext:border-top="none" loext:border-bottom="0.06pt solid #e5e7e8"/>
    </style:style>
    <style:style style:name="T35" style:family="text">
      <style:text-properties fo:font-variant="normal" fo:text-transform="none" fo:color="#660066" fo:font-size="10.5pt" fo:letter-spacing="normal" fo:font-style="normal"/>
    </style:style>
    <style:style style:name="T36" style:family="text">
      <style:text-properties fo:font-variant="normal" fo:text-transform="none" fo:color="#660066" fo:font-size="10.5pt" fo:letter-spacing="normal" fo:font-style="normal" fo:font-weight="normal"/>
    </style:style>
    <style:style style:name="T37" style:family="text">
      <style:text-properties fo:font-variant="normal" fo:text-transform="none" fo:color="#660066" fo:font-size="10.5pt" fo:letter-spacing="normal" fo:font-style="normal" style:font-weight-asian="normal" style:font-weight-complex="normal"/>
    </style:style>
    <style:style style:name="T38" style:family="text">
      <style:text-properties style:font-name="Consolas" fo:font-size="11.25pt" fo:font-style="normal" fo:font-weight="normal"/>
    </style:style>
    <style:style style:name="T39" style:family="text">
      <style:text-properties style:font-name="Consolas" fo:font-size="11.25pt" fo:font-style="normal" fo:font-weight="normal" officeooo:rsid="000c4e55"/>
    </style:style>
    <style:style style:name="T40" style:family="text">
      <style:text-properties fo:text-transform="uppercase" fo:color="#9ca3a8" style:text-line-through-style="none" style:text-line-through-type="none" style:font-name="Open Sans" fo:font-size="10.5pt" fo:letter-spacing="normal" fo:font-style="normal" style:text-underline-style="none" fo:font-weight="bold" style:text-blinking="false" fo:background-color="#ffffff" loext:char-shading-value="0" loext:padding="0in" loext:border="none"/>
    </style:style>
    <style:style style:name="T41" style:family="text">
      <style:text-properties fo:color="#252c33" style:font-name="Open Sans" fo:font-size="10.5pt"/>
    </style:style>
    <style:style style:name="T42" style:family="text">
      <style:text-properties fo:color="#000088"/>
    </style:style>
    <style:style style:name="T43" style:family="text">
      <style:text-properties fo:color="#666600"/>
    </style:style>
    <style:style style:name="T44" style:family="text">
      <style:text-properties officeooo:rsid="00166851"/>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0.0161in" draw:z-index="0">
        <draw:text-box fo:min-height="0.0161in">
          <text:p text:style-name="Text_20_body"/>
        </draw:text-box>
      </draw:frame>
      <draw:frame draw:style-name="fr1" draw:name="Frame2" text:anchor-type="page" text:anchor-page-number="1" svg:x="0in" svg:y="0in" svg:width="0.0161in" draw:z-index="1">
        <draw:text-box fo:min-height="0.0161in">
          <text:p text:style-name="Text_20_body"/>
        </draw:text-box>
      </draw:frame>
      <draw:frame draw:style-name="fr1" draw:name="Frame3" text:anchor-type="page" text:anchor-page-number="1" svg:x="0in" svg:y="0in" svg:width="0.0161in" draw:z-index="2">
        <draw:text-box fo:min-height="0.0161in">
          <text:p text:style-name="Text_20_body"/>
        </draw:text-box>
      </draw:frame>
      <draw:frame draw:style-name="fr1" draw:name="Frame4" text:anchor-type="page" text:anchor-page-number="1" svg:x="0in" svg:y="0in" svg:width="0.0161in" draw:z-index="3">
        <draw:text-box fo:min-height="0.0161in">
          <text:p text:style-name="Text_20_body"/>
        </draw:text-box>
      </draw:frame>
      <draw:frame draw:style-name="fr1" draw:name="Frame5" text:anchor-type="page" text:anchor-page-number="1" svg:x="0in" svg:y="0in" svg:width="0.0161in" draw:z-index="4">
        <draw:text-box fo:min-height="0.0161in">
          <text:p text:style-name="Text_20_body"/>
        </draw:text-box>
      </draw:frame>
      <draw:frame draw:style-name="fr1" draw:name="Frame6" text:anchor-type="page" text:anchor-page-number="1" svg:x="0in" svg:y="0in" svg:width="0.0161in" draw:z-index="5">
        <draw:text-box fo:min-height="0.0161in">
          <text:p text:style-name="Text_20_body"/>
        </draw:text-box>
      </draw:frame>
      <draw:frame draw:style-name="fr1" draw:name="Frame7" text:anchor-type="page" text:anchor-page-number="1" svg:x="0in" svg:y="0in" svg:width="0.0161in" draw:z-index="6">
        <draw:text-box fo:min-height="0.0161in">
          <text:p text:style-name="Text_20_body"/>
        </draw:text-box>
      </draw:frame>
      <draw:frame draw:style-name="fr1" draw:name="Frame8" text:anchor-type="page" text:anchor-page-number="1" svg:x="0in" svg:y="0in" svg:width="0.0161in" draw:z-index="7">
        <draw:text-box fo:min-height="0.0161in">
          <text:p text:style-name="Text_20_body"/>
        </draw:text-box>
      </draw:frame>
      <draw:frame draw:style-name="fr1" draw:name="Frame9" text:anchor-type="page" text:anchor-page-number="1" svg:x="0in" svg:y="0in" svg:width="0.0161in" draw:z-index="8">
        <draw:text-box fo:min-height="0.0161in">
          <text:p text:style-name="Text_20_body"/>
        </draw:text-box>
      </draw:frame>
      <draw:frame draw:style-name="fr1" draw:name="Frame10" text:anchor-type="page" text:anchor-page-number="1" svg:x="0in" svg:y="0in" svg:width="0.0161in" draw:z-index="9">
        <draw:text-box fo:min-height="0.0161in">
          <text:p text:style-name="Text_20_body"/>
        </draw:text-box>
      </draw:frame>
      <text:p text:style-name="Standard">A graph consists of nodes and edges. In this book, the variable n denotes the</text:p>
      <text:p text:style-name="Standard">number of nodes in a graph, and the variable m denotes the number of edges.</text:p>
      <text:p text:style-name="Standard">The nodes are numbered using integers 1, 2, . . . , n .</text:p>
      <text:p text:style-name="Standard"/>
      <text:p text:style-name="Standard">A path leads from node a to node b through edges of the graph. The length</text:p>
      <text:p text:style-name="Standard">of a path is the number of edges in it.</text:p>
      <text:p text:style-name="Standard"/>
      <text:p text:style-name="Standard">A path is a cycle if the first and last node is the same.</text:p>
      <text:p text:style-name="Standard"/>
      <text:p text:style-name="Standard">A graph is connected if there is a path between any two nodes.</text:p>
      <text:p text:style-name="Standard"/>
      <text:p text:style-name="Standard">A tree is a connected graph that consists of n nodes and n − 1 edges. There is</text:p>
      <text:p text:style-name="Standard">a unique path between any two nodes of a tree.</text:p>
      <text:p text:style-name="Standard"/>
      <text:p text:style-name="Standard">A graph is directed if the edges can be traversed in one direction only.</text:p>
      <text:p text:style-name="Standard"/>
      <text:p text:style-name="Standard">In a weighted graph, each edge is assigned a weight.</text:p>
      <text:p text:style-name="Standard"/>
      <text:p text:style-name="Standard">Two nodes are neighbors or adjacent if there is an edge between them. The</text:p>
      <text:p text:style-name="Standard">degree of a node is the number of its neighbors.</text:p>
      <text:p text:style-name="Standard"/>
      <text:p text:style-name="P2">Graph representation</text:p>
      <text:p text:style-name="P2">Adjacency matrix representation</text:p>
      <text:p text:style-name="P3">An adjacency matrix is a two-dimensional array that indicates which edges</text:p>
      <text:p text:style-name="P3">the graph contains. We can efficiently check from an adjacency matrix if there is</text:p>
      <text:p text:style-name="P3">an edge between two nodes. The matrix can be stored as an array</text:p>
      <text:p text:style-name="P3">int adj[N][N];</text:p>
      <text:p text:style-name="P3">where each value adj [ a ][ b ] indicates whether the graph contains an edge from</text:p>
      <text:p text:style-name="P3">node a to node b . If the edge is included in the graph, then adj [ a ][ b ] = 1, and</text:p>
      <text:p text:style-name="P3">otherwise adj [ a ][ b ] = 0.</text:p>
      <text:p text:style-name="P3">f the graph is weighted, the adjacency matrix representation can be extended</text:p>
      <text:p text:style-name="P3">so that the matrix contains the weight of the edge if the edge exists.</text:p>
      <text:p text:style-name="P3"/>
      <text:p text:style-name="P2">Adjacency list representation</text:p>
      <text:p text:style-name="P3">In the adjacency list representation, each node x in the graph is assigned an</text:p>
      <text:p text:style-name="P3">adjacency list that consists of nodes to which there is an edge from x . Adjacency</text:p>
      <text:p text:style-name="P3">lists are the most popular way to represent graphs, and most algorithms can be</text:p>
      <text:p text:style-name="P3">efficiently implemented using them.</text:p>
      <text:p text:style-name="P3">A convenient way to store the adjacency lists is to declare an array of vectors</text:p>
      <text:p text:style-name="P3">as follows:</text:p>
      <text:p text:style-name="P3">vector&lt;int&gt; adj[N];</text:p>
      <text:p text:style-name="P3">The constant N is chosen so that all adjacency lists can be stored.</text:p>
      <text:p text:style-name="P3">adj[1].push_back(2);</text:p>
      <text:p text:style-name="P3">adj[2].push_back(3);</text:p>
      <text:p text:style-name="P3"/>
      <text:p text:style-name="P3">If the graph is undirected, it can be stored in a similar way, but each edge is</text:p>
      <text:p text:style-name="P3">added in both directions.</text:p>
      <text:p text:style-name="P3">For a weighted graph, the structure can be extended as follows:</text:p>
      <text:p text:style-name="P3">vector&lt;pair&lt;int,int&gt;&gt; adj[N];</text:p>
      <text:p text:style-name="P3">In this case, the adjacency list of node a contains the pair ( b, w ) always when</text:p>
      <text:p text:style-name="P3">there is an edge from node a to node b with weight w .</text:p>
      <text:p text:style-name="P3">adj[1].push_back({2,5});</text:p>
      <text:p text:style-name="P3"><text:soft-page-break/>adj[2].push_back({3,7});</text:p>
      <text:p text:style-name="P3">adj[2].push_back({4,6});</text:p>
      <text:p text:style-name="P3"/>
      <text:p text:style-name="P2">Edge list representation</text:p>
      <text:p text:style-name="P3">An edge list contains all edges of a graph in some order. This is a convenient</text:p>
      <text:p text:style-name="P3">way to represent a graph if the algorithm processes all edges of the graph and it</text:p>
      <text:p text:style-name="P3">is not needed to find edges that start at a given node.</text:p>
      <text:p text:style-name="P3">The edge list can be stored in a vector</text:p>
      <text:p text:style-name="P3">vector&lt;pair&lt;int,int&gt;&gt; edges;</text:p>
      <text:p text:style-name="P3">where each pair ( a, b ) denotes that there is an edge from node a to node b . </text:p>
      <text:p text:style-name="P3">edges.push_back({1,2});</text:p>
      <text:p text:style-name="P3">edges.push_back({2,3});</text:p>
      <text:p text:style-name="P3">edges.push_back({2,4});</text:p>
      <text:p text:style-name="P3"/>
      <text:p text:style-name="P3">If the graph is weighted, the structure can be extended as follows:</text:p>
      <text:p text:style-name="P3">vector&lt;tuple&lt;int,int,int&gt;&gt; edges;</text:p>
      <text:p text:style-name="P3">Each element in this list is of the form ( a, b, w ), which means that there is an</text:p>
      <text:p text:style-name="P3">edge from node a to node b with weight w .</text:p>
      <text:p text:style-name="P3"/>
      <text:p text:style-name="P3">edges.push_back({1,2,5});</text:p>
      <text:p text:style-name="P3">edges.push_back({2,3,7});</text:p>
      <text:p text:style-name="P3"/>
      <text:h text:style-name="P6" text:outline-level="1">Disjoint Set (Or Union-Find)</text:h>
      <text:p text:style-name="P1"><text:span text:style-name="T2">A </text:span><text:a xlink:type="simple" xlink:href="http://en.wikipedia.org/wiki/Disjoint-set_data_structure" text:style-name="Internet_20_link" text:visited-style-name="Visited_20_Internet_20_Link"><text:span text:style-name="Emphasis"><text:span text:style-name="T4">disjoint-set data structure</text:span></text:span></text:a><text:span text:style-name="T2"> is a data structure that keeps track of a set of elements partitioned into a number of disjoint (non-overlapping) subsets. A </text:span><text:a xlink:type="simple" xlink:href="http://en.wikipedia.org/wiki/Disjoint-set_data_structure" text:style-name="Internet_20_link" text:visited-style-name="Visited_20_Internet_20_Link"><text:span text:style-name="Emphasis"><text:span text:style-name="T4">union-find algorithm</text:span></text:span></text:a><text:span text:style-name="T2"> is an algorithm that performs two useful operations on such a data structure:</text:span></text:p>
      <text:p text:style-name="P1"><text:span text:style-name="Emphasis"><text:span text:style-name="Strong_20_Emphasis"><text:span text:style-name="T3">Find</text:span></text:span></text:span><text:span text:style-name="Emphasis"><text:span text:style-name="Strong_20_Emphasis"><text:span text:style-name="T2">:</text:span></text:span></text:span><text:span text:style-name="T2"> Determine which subset a particular element is in. This can be used for determining if two elements are in the same subset.</text:span></text:p>
      <text:p text:style-name="P1"><text:span text:style-name="Emphasis"><text:span text:style-name="Strong_20_Emphasis"><text:span text:style-name="T3">Union</text:span></text:span></text:span><text:span text:style-name="Emphasis"><text:span text:style-name="Strong_20_Emphasis"><text:span text:style-name="T2">:</text:span></text:span></text:span><text:span text:style-name="T2"> Join two subsets into a single subset.</text:span></text:p>
      <text:p text:style-name="P1"><text:span text:style-name="T2"/></text:p>
      <text:p text:style-name="P19"><text:span text:style-name="T1">Approach A</text:span></text:p>
      <text:p text:style-name="P32"><text:span text:style-name="Source_20_Text"><text:span text:style-name="T24">void</text:span></text:span><text:span text:style-name="Source_20_Text"><text:span text:style-name="T18"> initialize</text:span></text:span><text:span text:style-name="Source_20_Text"><text:span text:style-name="T28">(</text:span></text:span><text:span text:style-name="Source_20_Text"><text:span text:style-name="T18"> </text:span></text:span><text:span text:style-name="Source_20_Text"><text:span text:style-name="T24">int</text:span></text:span><text:span text:style-name="Source_20_Text"><text:span text:style-name="T18"> </text:span></text:span><text:span text:style-name="Source_20_Text"><text:span text:style-name="T37">Arr</text:span></text:span><text:span text:style-name="Source_20_Text"><text:span text:style-name="T28">[</text:span></text:span><text:span text:style-name="Source_20_Text"><text:span text:style-name="T18"> </text:span></text:span><text:span text:style-name="Source_20_Text"><text:span text:style-name="T28">],</text:span></text:span><text:span text:style-name="Source_20_Text"><text:span text:style-name="T18"> </text:span></text:span><text:span text:style-name="Source_20_Text"><text:span text:style-name="T24">int</text:span></text:span><text:span text:style-name="Source_20_Text"><text:span text:style-name="T18"> N</text:span></text:span><text:span text:style-name="Source_20_Text"><text:span text:style-name="T28">)</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8"/></text:span></text:span><text:span text:style-name="Source_20_Text"><text:span text:style-name="T23">for</text:span></text:span><text:span text:style-name="Source_20_Text"><text:span text:style-name="T27">(</text:span></text:span><text:span text:style-name="Source_20_Text"><text:span text:style-name="T23">int</text:span></text:span><text:span text:style-name="Source_20_Text"><text:span text:style-name="T17"> i </text:span></text:span><text:span text:style-name="Source_20_Text"><text:span text:style-name="T27">=</text:span></text:span><text:span text:style-name="Source_20_Text"><text:span text:style-name="T17"> </text:span></text:span><text:span text:style-name="Source_20_Text"><text:span text:style-name="T30">0</text:span></text:span><text:span text:style-name="Source_20_Text"><text:span text:style-name="T27">;</text:span></text:span><text:span text:style-name="Source_20_Text"><text:span text:style-name="T17">i</text:span></text:span><text:span text:style-name="Source_20_Text"><text:span text:style-name="T27">&lt;</text:span></text:span><text:span text:style-name="Source_20_Text"><text:span text:style-name="T17">N</text:span></text:span><text:span text:style-name="Source_20_Text"><text:span text:style-name="T27">;</text:span></text:span><text:span text:style-name="Source_20_Text"><text:span text:style-name="T17">i</text:span></text:span><text:span text:style-name="Source_20_Text"><text:span text:style-name="T27">++)</text:span></text:span></text:p>
      <text:p text:style-name="P36"><text:span text:style-name="Source_20_Text"><text:span text:style-name="T14"><text:s text:c="8"/></text:span></text:span><text:span text:style-name="Source_20_Text"><text:span text:style-name="T36">Arr</text:span></text:span><text:span text:style-name="Source_20_Text"><text:span text:style-name="T27">[</text:span></text:span><text:span text:style-name="Source_20_Text"><text:span text:style-name="T17"> i </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i </text:span></text:span><text:span text:style-name="Source_20_Text"><text:span text:style-name="T27">;</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4"/></text:span></text:span><text:span text:style-name="Source_20_Text"><text:span text:style-name="T33">//returns true if A and B are connected, else returns false </text:span></text:span></text:p>
      <text:p text:style-name="P36"><text:span text:style-name="Source_20_Text"><text:span text:style-name="T14"><text:s text:c="5"/></text:span></text:span><text:span text:style-name="Source_20_Text"><text:span text:style-name="T23">bool</text:span></text:span><text:span text:style-name="Source_20_Text"><text:span text:style-name="T17"> find</text:span></text:span><text:span text:style-name="Source_20_Text"><text:span text:style-name="T27">(</text:span></text:span><text:span text:style-name="Source_20_Text"><text:span text:style-name="T17"> </text:span></text:span><text:span text:style-name="Source_20_Text"><text:span text:style-name="T23">int</text:span></text:span><text:span text:style-name="Source_20_Text"><text:span text:style-name="T17"> </text:span></text:span><text:span text:style-name="Source_20_Text"><text:span text:style-name="T36">Arr</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text:span></text:span><text:span text:style-name="Source_20_Text"><text:span text:style-name="T23">int</text:span></text:span><text:span text:style-name="Source_20_Text"><text:span text:style-name="T17"> A</text:span></text:span><text:span text:style-name="Source_20_Text"><text:span text:style-name="T27">,</text:span></text:span><text:span text:style-name="Source_20_Text"><text:span text:style-name="T17"> </text:span></text:span><text:span text:style-name="Source_20_Text"><text:span text:style-name="T23">int</text:span></text:span><text:span text:style-name="Source_20_Text"><text:span text:style-name="T17"> B</text:span></text:span><text:span text:style-name="Source_20_Text"><text:span text:style-name="T27">)</text:span></text:span><text:span text:style-name="Source_20_Text"><text:span text:style-name="T17"> <text:s text:c="26"/></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4"/></text:span></text:span><text:span text:style-name="Source_20_Text"><text:span text:style-name="T23">if</text:span></text:span><text:span text:style-name="Source_20_Text"><text:span text:style-name="T27">(</text:span></text:span><text:span text:style-name="Source_20_Text"><text:span text:style-name="T36">Arr</text:span></text:span><text:span text:style-name="Source_20_Text"><text:span text:style-name="T27">[</text:span></text:span><text:span text:style-name="Source_20_Text"><text:span text:style-name="T17"> A </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text:span></text:span><text:span text:style-name="Source_20_Text"><text:span text:style-name="T36">Arr</text:span></text:span><text:span text:style-name="Source_20_Text"><text:span text:style-name="T27">[</text:span></text:span><text:span text:style-name="Source_20_Text"><text:span text:style-name="T17"> B </text:span></text:span><text:span text:style-name="Source_20_Text"><text:span text:style-name="T27">])</text:span></text:span></text:p>
      <text:p text:style-name="P36"><text:span text:style-name="Source_20_Text"><text:span text:style-name="T14"><text:s text:c="4"/></text:span></text:span><text:span text:style-name="Source_20_Text"><text:span text:style-name="T23">return</text:span></text:span><text:span text:style-name="Source_20_Text"><text:span text:style-name="T17"> </text:span></text:span><text:span text:style-name="Source_20_Text"><text:span text:style-name="T23">true</text:span></text:span><text:span text:style-name="Source_20_Text"><text:span text:style-name="T27">;</text:span></text:span></text:p>
      <text:p text:style-name="P36"><text:span text:style-name="Source_20_Text"><text:span text:style-name="T14"><text:s text:c="4"/></text:span></text:span><text:span text:style-name="Source_20_Text"><text:span text:style-name="T23">else</text:span></text:span></text:p>
      <text:p text:style-name="P36"><text:span text:style-name="Source_20_Text"><text:span text:style-name="T14"><text:s text:c="4"/></text:span></text:span><text:span text:style-name="Source_20_Text"><text:span text:style-name="T23">return</text:span></text:span><text:span text:style-name="Source_20_Text"><text:span text:style-name="T17"> </text:span></text:span><text:span text:style-name="Source_20_Text"><text:span text:style-name="T23">false</text:span></text:span><text:span text:style-name="Source_20_Text"><text:span text:style-name="T27">;</text:span></text:span><text:span text:style-name="Source_20_Text"><text:span text:style-name="T17"> <text:s text:c="2"/></text:span></text:span></text:p>
      <text:p text:style-name="P36"><text:soft-page-break/><text:span text:style-name="Source_20_Text"><text:span text:style-name="T14"><text:s text:c="4"/></text:span></text:span><text:span text:style-name="Source_20_Text"><text:span text:style-name="T27">}</text:span></text:span></text:p>
      <text:p text:style-name="P36"><text:span text:style-name="Source_20_Text"><text:span text:style-name="T14"><text:s text:c="4"/></text:span></text:span><text:span text:style-name="Source_20_Text"><text:span text:style-name="T33">//change all entries from arr[ A ] to arr[ B ].</text:span></text:span></text:p>
      <text:p text:style-name="P36"><text:span text:style-name="Source_20_Text"><text:span text:style-name="T14"><text:s text:c="4"/></text:span></text:span><text:span text:style-name="Source_20_Text"><text:span text:style-name="T23">void</text:span></text:span><text:span text:style-name="Source_20_Text"><text:span text:style-name="T17"> </text:span></text:span><text:span text:style-name="Source_20_Text"><text:span text:style-name="T23">union</text:span></text:span><text:span text:style-name="Source_20_Text"><text:span text:style-name="T27">(</text:span></text:span><text:span text:style-name="Source_20_Text"><text:span text:style-name="T23">int</text:span></text:span><text:span text:style-name="Source_20_Text"><text:span text:style-name="T17"> </text:span></text:span><text:span text:style-name="Source_20_Text"><text:span text:style-name="T36">Arr</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text:span></text:span><text:span text:style-name="Source_20_Text"><text:span text:style-name="T23">int</text:span></text:span><text:span text:style-name="Source_20_Text"><text:span text:style-name="T17"> N</text:span></text:span><text:span text:style-name="Source_20_Text"><text:span text:style-name="T27">,</text:span></text:span><text:span text:style-name="Source_20_Text"><text:span text:style-name="T17"> </text:span></text:span><text:span text:style-name="Source_20_Text"><text:span text:style-name="T23">int</text:span></text:span><text:span text:style-name="Source_20_Text"><text:span text:style-name="T17"> A</text:span></text:span><text:span text:style-name="Source_20_Text"><text:span text:style-name="T27">,</text:span></text:span><text:span text:style-name="Source_20_Text"><text:span text:style-name="T17"> </text:span></text:span><text:span text:style-name="Source_20_Text"><text:span text:style-name="T23">int</text:span></text:span><text:span text:style-name="Source_20_Text"><text:span text:style-name="T17"> B</text:span></text:span><text:span text:style-name="Source_20_Text"><text:span text:style-name="T27">)</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8"/></text:span></text:span><text:span text:style-name="Source_20_Text"><text:span text:style-name="T23">int</text:span></text:span><text:span text:style-name="Source_20_Text"><text:span text:style-name="T17"> TEMP </text:span></text:span><text:span text:style-name="Source_20_Text"><text:span text:style-name="T27">=</text:span></text:span><text:span text:style-name="Source_20_Text"><text:span text:style-name="T17"> </text:span></text:span><text:span text:style-name="Source_20_Text"><text:span text:style-name="T36">Arr</text:span></text:span><text:span text:style-name="Source_20_Text"><text:span text:style-name="T27">[</text:span></text:span><text:span text:style-name="Source_20_Text"><text:span text:style-name="T17"> A </text:span></text:span><text:span text:style-name="Source_20_Text"><text:span text:style-name="T27">];</text:span></text:span></text:p>
      <text:p text:style-name="P36"><text:span text:style-name="Source_20_Text"><text:span text:style-name="T14"><text:s text:c="4"/></text:span></text:span><text:span text:style-name="Source_20_Text"><text:span text:style-name="T23">for</text:span></text:span><text:span text:style-name="Source_20_Text"><text:span text:style-name="T27">(</text:span></text:span><text:span text:style-name="Source_20_Text"><text:span text:style-name="T23">int</text:span></text:span><text:span text:style-name="Source_20_Text"><text:span text:style-name="T17"> i </text:span></text:span><text:span text:style-name="Source_20_Text"><text:span text:style-name="T27">=</text:span></text:span><text:span text:style-name="Source_20_Text"><text:span text:style-name="T17"> </text:span></text:span><text:span text:style-name="Source_20_Text"><text:span text:style-name="T30">0</text:span></text:span><text:span text:style-name="Source_20_Text"><text:span text:style-name="T27">;</text:span></text:span><text:span text:style-name="Source_20_Text"><text:span text:style-name="T17"> i </text:span></text:span><text:span text:style-name="Source_20_Text"><text:span text:style-name="T27">&lt;</text:span></text:span><text:span text:style-name="Source_20_Text"><text:span text:style-name="T17"> N</text:span></text:span><text:span text:style-name="Source_20_Text"><text:span text:style-name="T27">;</text:span></text:span><text:span text:style-name="Source_20_Text"><text:span text:style-name="T17">i</text:span></text:span><text:span text:style-name="Source_20_Text"><text:span text:style-name="T27">++)</text:span></text:span></text:p>
      <text:p text:style-name="P36"><text:span text:style-name="Source_20_Text"><text:span text:style-name="T14"><text:s text:c="8"/></text:span></text:span><text:span text:style-name="Source_20_Text"><text:span text:style-name="T27">{</text:span></text:span></text:p>
      <text:p text:style-name="P36"><text:span text:style-name="Source_20_Text"><text:span text:style-name="T14"><text:s text:c="8"/></text:span></text:span><text:span text:style-name="Source_20_Text"><text:span text:style-name="T23">if</text:span></text:span><text:span text:style-name="Source_20_Text"><text:span text:style-name="T27">(</text:span></text:span><text:span text:style-name="Source_20_Text"><text:span text:style-name="T36">Arr</text:span></text:span><text:span text:style-name="Source_20_Text"><text:span text:style-name="T27">[</text:span></text:span><text:span text:style-name="Source_20_Text"><text:span text:style-name="T17"> i </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TEMP</text:span></text:span><text:span text:style-name="Source_20_Text"><text:span text:style-name="T27">)</text:span></text:span></text:p>
      <text:p text:style-name="P36"><text:span text:style-name="Source_20_Text"><text:span text:style-name="T14"><text:s text:c="8"/></text:span></text:span><text:span text:style-name="Source_20_Text"><text:span text:style-name="T36">Arr</text:span></text:span><text:span text:style-name="Source_20_Text"><text:span text:style-name="T27">[</text:span></text:span><text:span text:style-name="Source_20_Text"><text:span text:style-name="T17"> i </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text:span></text:span><text:span text:style-name="Source_20_Text"><text:span text:style-name="T36">Arr</text:span></text:span><text:span text:style-name="Source_20_Text"><text:span text:style-name="T27">[</text:span></text:span><text:span text:style-name="Source_20_Text"><text:span text:style-name="T17"> B </text:span></text:span><text:span text:style-name="Source_20_Text"><text:span text:style-name="T27">];</text:span></text:span><text:span text:style-name="Source_20_Text"><text:span text:style-name="T17"> </text:span></text:span></text:p>
      <text:p text:style-name="P36"><text:span text:style-name="Source_20_Text"><text:span text:style-name="T14"><text:s text:c="8"/></text:span></text:span><text:span text:style-name="Source_20_Text"><text:span text:style-name="T27">}</text:span></text:span></text:p>
      <text:p text:style-name="P35"><text:span text:style-name="Source_20_Text"><text:span text:style-name="T14"><text:s text:c="4"/></text:span></text:span><text:span text:style-name="Source_20_Text"><text:span text:style-name="T27">}</text:span></text:span></text:p>
      <text:p text:style-name="P14">Approach B</text:p>
      <text:p text:style-name="P34"><text:span text:style-name="Source_20_Text"><text:span text:style-name="T14"><text:s text:c="2"/></text:span></text:span></text:p>
      <text:p text:style-name="P18"><text:span text:style-name="Strong_20_Emphasis"><text:span text:style-name="T2">Find : </text:span></text:span><text:span text:style-name="T1">Can be implemented by recursively traversing the parent array until we hit a node who is parent of itself.</text:span></text:p>
      <text:p text:style-name="P20"><text:span text:style-name="Strong_20_Emphasis"><text:span text:style-name="T20">Union:</text:span></text:span><text:span text:style-name="Source_20_Text"><text:span text:style-name="T19"> It takes, as input, two elements. And finds the representatives of their sets using the find operation, and finally puts either one of the trees (representing the set) under the root node of the other tree, effectively merging the trees and the sets.</text:span></text:span></text:p>
      <text:p text:style-name="P36"><text:span text:style-name="Source_20_Text"><text:span text:style-name="T14"><text:s text:c="4"/></text:span></text:span><text:span text:style-name="Source_20_Text"><text:span text:style-name="T23">int</text:span></text:span><text:span text:style-name="Source_20_Text"><text:span text:style-name="T17"> root</text:span></text:span><text:span text:style-name="Source_20_Text"><text:span text:style-name="T27">(</text:span></text:span><text:span text:style-name="Source_20_Text"><text:span text:style-name="T23">int</text:span></text:span><text:span text:style-name="Source_20_Text"><text:span text:style-name="T17"> </text:span></text:span><text:span text:style-name="Source_20_Text"><text:span text:style-name="T36">Arr</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23">int</text:span></text:span><text:span text:style-name="Source_20_Text"><text:span text:style-name="T17"> i</text:span></text:span><text:span text:style-name="Source_20_Text"><text:span text:style-name="T27">)</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8"/></text:span></text:span><text:span text:style-name="Source_20_Text"><text:span text:style-name="T23">while</text:span></text:span><text:span text:style-name="Source_20_Text"><text:span text:style-name="T27">(</text:span></text:span><text:span text:style-name="Source_20_Text"><text:span text:style-name="T36">Arr</text:span></text:span><text:span text:style-name="Source_20_Text"><text:span text:style-name="T27">[</text:span></text:span><text:span text:style-name="Source_20_Text"><text:span text:style-name="T17"> i </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i</text:span></text:span><text:span text:style-name="Source_20_Text"><text:span text:style-name="T27">)</text:span></text:span><text:span text:style-name="Source_20_Text"><text:span text:style-name="T17"> <text:s text:c="10"/></text:span></text:span></text:p>
      <text:p text:style-name="P36"><text:span text:style-name="Source_20_Text"><text:span text:style-name="T14"><text:s text:c="8"/></text:span></text:span><text:span text:style-name="Source_20_Text"><text:span text:style-name="T27">{</text:span></text:span></text:p>
      <text:p text:style-name="P36"><text:span text:style-name="Source_20_Text"><text:span text:style-name="T14"><text:s text:c="9"/></text:span></text:span><text:span text:style-name="Source_20_Text"><text:span text:style-name="T17">i </text:span></text:span><text:span text:style-name="Source_20_Text"><text:span text:style-name="T27">=</text:span></text:span><text:span text:style-name="Source_20_Text"><text:span text:style-name="T17"> </text:span></text:span><text:span text:style-name="Source_20_Text"><text:span text:style-name="T36">Arr</text:span></text:span><text:span text:style-name="Source_20_Text"><text:span text:style-name="T27">[</text:span></text:span><text:span text:style-name="Source_20_Text"><text:span text:style-name="T17"> i </text:span></text:span><text:span text:style-name="Source_20_Text"><text:span text:style-name="T27">];</text:span></text:span></text:p>
      <text:p text:style-name="P36"><text:span text:style-name="Source_20_Text"><text:span text:style-name="T14"><text:s text:c="8"/></text:span></text:span><text:span text:style-name="Source_20_Text"><text:span text:style-name="T27">}</text:span></text:span></text:p>
      <text:p text:style-name="P36"><text:span text:style-name="Source_20_Text"><text:span text:style-name="T14"><text:s text:c="8"/></text:span></text:span><text:span text:style-name="Source_20_Text"><text:span text:style-name="T23">return</text:span></text:span><text:span text:style-name="Source_20_Text"><text:span text:style-name="T17"> i</text:span></text:span><text:span text:style-name="Source_20_Text"><text:span text:style-name="T27">;</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33"/></text:span></text:p>
      <text:p text:style-name="P36"/>
      <text:p text:style-name="P36"><text:span text:style-name="Source_20_Text"><text:span text:style-name="T14"><text:s text:c="4"/></text:span></text:span><text:span text:style-name="Source_20_Text"><text:span text:style-name="T23">int</text:span></text:span><text:span text:style-name="Source_20_Text"><text:span text:style-name="T17"> </text:span></text:span><text:span text:style-name="Source_20_Text"><text:span text:style-name="T23">union</text:span></text:span><text:span text:style-name="Source_20_Text"><text:span text:style-name="T27">(</text:span></text:span><text:span text:style-name="Source_20_Text"><text:span text:style-name="T23">int</text:span></text:span><text:span text:style-name="Source_20_Text"><text:span text:style-name="T17"> </text:span></text:span><text:span text:style-name="Source_20_Text"><text:span text:style-name="T36">Arr</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23">int</text:span></text:span><text:span text:style-name="Source_20_Text"><text:span text:style-name="T17"> A </text:span></text:span><text:span text:style-name="Source_20_Text"><text:span text:style-name="T27">,</text:span></text:span><text:span text:style-name="Source_20_Text"><text:span text:style-name="T23">int</text:span></text:span><text:span text:style-name="Source_20_Text"><text:span text:style-name="T17"> B</text:span></text:span><text:span text:style-name="Source_20_Text"><text:span text:style-name="T27">)</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8"/></text:span></text:span><text:span text:style-name="Source_20_Text"><text:span text:style-name="T23">int</text:span></text:span><text:span text:style-name="Source_20_Text"><text:span text:style-name="T17"> root_A </text:span></text:span><text:span text:style-name="Source_20_Text"><text:span text:style-name="T27">=</text:span></text:span><text:span text:style-name="Source_20_Text"><text:span text:style-name="T17"> root</text:span></text:span><text:span text:style-name="Source_20_Text"><text:span text:style-name="T27">(</text:span></text:span><text:span text:style-name="Source_20_Text"><text:span text:style-name="T36">Arr</text:span></text:span><text:span text:style-name="Source_20_Text"><text:span text:style-name="T27">,</text:span></text:span><text:span text:style-name="Source_20_Text"><text:span text:style-name="T17"> A</text:span></text:span><text:span text:style-name="Source_20_Text"><text:span text:style-name="T27">);</text:span></text:span><text:span text:style-name="Source_20_Text"><text:span text:style-name="T17"> <text:s text:c="6"/></text:span></text:span></text:p>
      <text:p text:style-name="P36"><text:span text:style-name="Source_20_Text"><text:span text:style-name="T14"><text:s text:c="8"/></text:span></text:span><text:span text:style-name="Source_20_Text"><text:span text:style-name="T23">int</text:span></text:span><text:span text:style-name="Source_20_Text"><text:span text:style-name="T17"> root_B </text:span></text:span><text:span text:style-name="Source_20_Text"><text:span text:style-name="T27">=</text:span></text:span><text:span text:style-name="Source_20_Text"><text:span text:style-name="T17"> root</text:span></text:span><text:span text:style-name="Source_20_Text"><text:span text:style-name="T27">(</text:span></text:span><text:span text:style-name="Source_20_Text"><text:span text:style-name="T36">Arr</text:span></text:span><text:span text:style-name="Source_20_Text"><text:span text:style-name="T27">,</text:span></text:span><text:span text:style-name="Source_20_Text"><text:span text:style-name="T17"> B</text:span></text:span><text:span text:style-name="Source_20_Text"><text:span text:style-name="T27">);</text:span></text:span><text:span text:style-name="Source_20_Text"><text:span text:style-name="T17"> <text:s/></text:span></text:span></text:p>
      <text:p text:style-name="P36"><text:span text:style-name="Source_20_Text"><text:span text:style-name="T14"><text:s text:c="8"/></text:span></text:span><text:span text:style-name="Source_20_Text"><text:span text:style-name="T36">Arr</text:span></text:span><text:span text:style-name="Source_20_Text"><text:span text:style-name="T27">[</text:span></text:span><text:span text:style-name="Source_20_Text"><text:span text:style-name="T17"> root_A </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root_B </text:span></text:span><text:span text:style-name="Source_20_Text"><text:span text:style-name="T27">;</text:span></text:span><text:span text:style-name="Source_20_Text"><text:span text:style-name="T17"> <text:s text:c="5"/></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4"/></text:span></text:span><text:span text:style-name="Source_20_Text"><text:span text:style-name="T23">bool</text:span></text:span><text:span text:style-name="Source_20_Text"><text:span text:style-name="T17"> find</text:span></text:span><text:span text:style-name="Source_20_Text"><text:span text:style-name="T27">(</text:span></text:span><text:span text:style-name="Source_20_Text"><text:span text:style-name="T23">int</text:span></text:span><text:span text:style-name="Source_20_Text"><text:span text:style-name="T17"> A</text:span></text:span><text:span text:style-name="Source_20_Text"><text:span text:style-name="T27">,</text:span></text:span><text:span text:style-name="Source_20_Text"><text:span text:style-name="T23">int</text:span></text:span><text:span text:style-name="Source_20_Text"><text:span text:style-name="T17"> B</text:span></text:span><text:span text:style-name="Source_20_Text"><text:span text:style-name="T27">)</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8"/></text:span></text:span><text:span text:style-name="Source_20_Text"><text:span text:style-name="T23">if</text:span></text:span><text:span text:style-name="Source_20_Text"><text:span text:style-name="T27">(</text:span></text:span><text:span text:style-name="Source_20_Text"><text:span text:style-name="T17"> root</text:span></text:span><text:span text:style-name="Source_20_Text"><text:span text:style-name="T27">(</text:span></text:span><text:span text:style-name="Source_20_Text"><text:span text:style-name="T17">A</text:span></text:span><text:span text:style-name="Source_20_Text"><text:span text:style-name="T27">)==</text:span></text:span><text:span text:style-name="Source_20_Text"><text:span text:style-name="T17">root</text:span></text:span><text:span text:style-name="Source_20_Text"><text:span text:style-name="T27">(</text:span></text:span><text:span text:style-name="Source_20_Text"><text:span text:style-name="T17">B</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text:s text:c="5"/></text:span></text:span></text:p>
      <text:p text:style-name="P36"><text:span text:style-name="Source_20_Text"><text:span text:style-name="T14"><text:s text:c="8"/></text:span></text:span><text:span text:style-name="Source_20_Text"><text:span text:style-name="T23">return</text:span></text:span><text:span text:style-name="Source_20_Text"><text:span text:style-name="T17"> </text:span></text:span><text:span text:style-name="Source_20_Text"><text:span text:style-name="T23">true</text:span></text:span><text:span text:style-name="Source_20_Text"><text:span text:style-name="T27">;</text:span></text:span></text:p>
      <text:p text:style-name="P36"><text:span text:style-name="Source_20_Text"><text:span text:style-name="T14"><text:s text:c="8"/></text:span></text:span><text:span text:style-name="Source_20_Text"><text:span text:style-name="T23">else</text:span></text:span></text:p>
      <text:p text:style-name="P36"><text:span text:style-name="Source_20_Text"><text:span text:style-name="T14"><text:s text:c="8"/></text:span></text:span><text:span text:style-name="Source_20_Text"><text:span text:style-name="T23">return</text:span></text:span><text:span text:style-name="Source_20_Text"><text:span text:style-name="T17"> </text:span></text:span><text:span text:style-name="Source_20_Text"><text:span text:style-name="T23">false</text:span></text:span><text:span text:style-name="Source_20_Text"><text:span text:style-name="T27">;</text:span></text:span></text:p>
      <text:p text:style-name="P35"><text:span text:style-name="Source_20_Text"><text:span text:style-name="T14"><text:s text:c="4"/></text:span></text:span><text:span text:style-name="Source_20_Text"><text:span text:style-name="T27">}</text:span></text:span></text:p>
      <text:p text:style-name="P14"/>
      <text:p text:style-name="P9"/>
      <text:p text:style-name="P9"/>
      <text:p text:style-name="P9"/>
      <text:p text:style-name="P9"/>
      <text:p text:style-name="P9">Segment Tree </text:p>
      <text:p text:style-name="P10"/>
      <text:p text:style-name="P11"><text:soft-page-break/><text:s/>• The Segment Tree (or Tree intervals) is a data structure that allows us to store information in the form of intervals, or segments. It can be used for making update/query operations upon array intervals in logarithmical time. </text:p>
      <text:p text:style-name="P11">• Segment tree for the interval [i, j] in the following manner: – The first node will hold the information for the interval [i, j]. – If i&lt;j the left and right son will hold the information for the intervals [i, (i+j)/2] and [(i+j)/2+1, j].</text:p>
      <text:p text:style-name="P3"/>
      <text:p text:style-name="P13"/>
      <text:p text:style-name="P4"/>
      <text:p text:style-name="P5">Operations of Segment Tree </text:p>
      <text:p text:style-name="P5">• A segment trees has only three operations:</text:p>
      <text:p text:style-name="P5"><text:s/> Construct,  Update,  Query. </text:p>
      <text:p text:style-name="P5"/>
      <text:p text:style-name="P5">• Construct tree: To init the tree segments or intervals values. </text:p>
      <text:p text:style-name="P5">• Update tree: To update value of an interval or segment. </text:p>
      <text:p text:style-name="P5">• Query tree: To retrieve the value of an interval or segment.</text:p>
      <text:p text:style-name="P5"/>
      <text:p text:style-name="P15"><text:span text:style-name="Strong_20_Emphasis"><text:span text:style-name="T11">Implementation:</text:span></text:span></text:p>
      <text:p text:style-name="P22"><text:span text:style-name="T9">Since a Segment Tree is a </text:span><text:span text:style-name="Strong_20_Emphasis"><text:span text:style-name="T11">binary tree</text:span></text:span><text:span text:style-name="T9">, a simple linear array can be used to represent the Segment Tree. </text:span></text:p>
      <text:p text:style-name="P15"><text:span text:style-name="T8">A Segment Tree can be built using </text:span><text:span text:style-name="Strong_20_Emphasis"><text:span text:style-name="T11">recursion (bottom-up approach )</text:span></text:span><text:span text:style-name="T8">. Start with the leaves and go up to the root and update the corresponding changes in the nodes that are in the path from leaves to root. Leaves represent a single element. In each step, the data of two children nodes are used to form an internal parent node. Each internal node will represent a union of its children’s intervals. Merging may be different for different questions. So, recursion will end up at the root node which will represent the whole array.</text:span></text:p>
      <text:p text:style-name="P33"><text:span text:style-name="Source_20_Text"><text:span text:style-name="T22">void</text:span></text:span><text:span text:style-name="Source_20_Text"><text:span text:style-name="T16"> build</text:span></text:span><text:span text:style-name="Source_20_Text"><text:span text:style-name="T26">(</text:span></text:span><text:span text:style-name="Source_20_Text"><text:span text:style-name="T22">int</text:span></text:span><text:span text:style-name="Source_20_Text"><text:span text:style-name="T16"> node</text:span></text:span><text:span text:style-name="Source_20_Text"><text:span text:style-name="T26">,</text:span></text:span><text:span text:style-name="Source_20_Text"><text:span text:style-name="T16"> </text:span></text:span><text:span text:style-name="Source_20_Text"><text:span text:style-name="T22">int</text:span></text:span><text:span text:style-name="Source_20_Text"><text:span text:style-name="T16"> start</text:span></text:span><text:span text:style-name="Source_20_Text"><text:span text:style-name="T26">,</text:span></text:span><text:span text:style-name="Source_20_Text"><text:span text:style-name="T16"> </text:span></text:span><text:span text:style-name="Source_20_Text"><text:span text:style-name="T22">int</text:span></text:span><text:span text:style-name="Source_20_Text"><text:span text:style-name="T16"> </text:span></text:span><text:span text:style-name="Source_20_Text"><text:span text:style-name="T22">end</text:span></text:span><text:span text:style-name="Source_20_Text"><text:span text:style-name="T26">)</text:span></text:span></text:p>
      <text:p text:style-name="P36"><text:span text:style-name="Source_20_Text"><text:span text:style-name="T27">{</text:span></text:span></text:p>
      <text:p text:style-name="P36"><text:span text:style-name="Source_20_Text"><text:span text:style-name="T14"><text:s text:c="4"/></text:span></text:span><text:span text:style-name="Source_20_Text"><text:span text:style-name="T23">if</text:span></text:span><text:span text:style-name="Source_20_Text"><text:span text:style-name="T27">(</text:span></text:span><text:span text:style-name="Source_20_Text"><text:span text:style-name="T17">start </text:span></text:span><text:span text:style-name="Source_20_Text"><text:span text:style-name="T27">==</text:span></text:span><text:span text:style-name="Source_20_Text"><text:span text:style-name="T17"> </text:span></text:span><text:span text:style-name="Source_20_Text"><text:span text:style-name="T23">end</text:span></text:span><text:span text:style-name="Source_20_Text"><text:span text:style-name="T27">)</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8"/></text:span></text:span><text:span text:style-name="Source_20_Text"><text:span text:style-name="T33">// Leaf node will have a single element</text:span></text:span></text:p>
      <text:p text:style-name="P36"><text:span text:style-name="Source_20_Text"><text:span text:style-name="T14"><text:s text:c="8"/></text:span></text:span><text:span text:style-name="Source_20_Text"><text:span text:style-name="T17">tree</text:span></text:span><text:span text:style-name="Source_20_Text"><text:span text:style-name="T27">[</text:span></text:span><text:span text:style-name="Source_20_Text"><text:span text:style-name="T17">node</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A</text:span></text:span><text:span text:style-name="Source_20_Text"><text:span text:style-name="T27">[</text:span></text:span><text:span text:style-name="Source_20_Text"><text:span text:style-name="T17">start</text:span></text:span><text:span text:style-name="Source_20_Text"><text:span text:style-name="T27">];</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4"/></text:span></text:span><text:span text:style-name="Source_20_Text"><text:span text:style-name="T23">else</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8"/></text:span></text:span><text:span text:style-name="Source_20_Text"><text:span text:style-name="T23">int</text:span></text:span><text:span text:style-name="Source_20_Text"><text:span text:style-name="T17"> mid </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start </text:span></text:span><text:span text:style-name="Source_20_Text"><text:span text:style-name="T27">+</text:span></text:span><text:span text:style-name="Source_20_Text"><text:span text:style-name="T17"> </text:span></text:span><text:span text:style-name="Source_20_Text"><text:span text:style-name="T23">end</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text:span></text:span><text:span text:style-name="Source_20_Text"><text:span text:style-name="T30">2</text:span></text:span><text:span text:style-name="Source_20_Text"><text:span text:style-name="T27">;</text:span></text:span></text:p>
      <text:p text:style-name="P36"><text:span text:style-name="Source_20_Text"><text:span text:style-name="T14"><text:s text:c="8"/></text:span></text:span><text:span text:style-name="Source_20_Text"><text:span text:style-name="T33">// Recurse on the left child</text:span></text:span></text:p>
      <text:p text:style-name="P36"><text:span text:style-name="Source_20_Text"><text:span text:style-name="T14"><text:s text:c="8"/></text:span></text:span><text:span text:style-name="Source_20_Text"><text:span text:style-name="T17">build</text:span></text:span><text:span text:style-name="Source_20_Text"><text:span text:style-name="T27">(</text:span></text:span><text:span text:style-name="Source_20_Text"><text:span text:style-name="T30">2</text:span></text:span><text:span text:style-name="Source_20_Text"><text:span text:style-name="T27">*</text:span></text:span><text:span text:style-name="Source_20_Text"><text:span text:style-name="T17">node</text:span></text:span><text:span text:style-name="Source_20_Text"><text:span text:style-name="T27">,</text:span></text:span><text:span text:style-name="Source_20_Text"><text:span text:style-name="T17"> start</text:span></text:span><text:span text:style-name="Source_20_Text"><text:span text:style-name="T27">,</text:span></text:span><text:span text:style-name="Source_20_Text"><text:span text:style-name="T17"> mid</text:span></text:span><text:span text:style-name="Source_20_Text"><text:span text:style-name="T27">);</text:span></text:span></text:p>
      <text:p text:style-name="P36"><text:span text:style-name="Source_20_Text"><text:span text:style-name="T14"><text:s text:c="8"/></text:span></text:span><text:span text:style-name="Source_20_Text"><text:span text:style-name="T33">// Recurse on the right child</text:span></text:span></text:p>
      <text:p text:style-name="P36"><text:span text:style-name="Source_20_Text"><text:span text:style-name="T14"><text:s text:c="8"/></text:span></text:span><text:span text:style-name="Source_20_Text"><text:span text:style-name="T17">build</text:span></text:span><text:span text:style-name="Source_20_Text"><text:span text:style-name="T27">(</text:span></text:span><text:span text:style-name="Source_20_Text"><text:span text:style-name="T30">2</text:span></text:span><text:span text:style-name="Source_20_Text"><text:span text:style-name="T27">*</text:span></text:span><text:span text:style-name="Source_20_Text"><text:span text:style-name="T17">node</text:span></text:span><text:span text:style-name="Source_20_Text"><text:span text:style-name="T27">+</text:span></text:span><text:span text:style-name="Source_20_Text"><text:span text:style-name="T30">1</text:span></text:span><text:span text:style-name="Source_20_Text"><text:span text:style-name="T27">,</text:span></text:span><text:span text:style-name="Source_20_Text"><text:span text:style-name="T17"> mid</text:span></text:span><text:span text:style-name="Source_20_Text"><text:span text:style-name="T27">+</text:span></text:span><text:span text:style-name="Source_20_Text"><text:span text:style-name="T30">1</text:span></text:span><text:span text:style-name="Source_20_Text"><text:span text:style-name="T27">,</text:span></text:span><text:span text:style-name="Source_20_Text"><text:span text:style-name="T17"> </text:span></text:span><text:span text:style-name="Source_20_Text"><text:span text:style-name="T23">end</text:span></text:span><text:span text:style-name="Source_20_Text"><text:span text:style-name="T27">);</text:span></text:span></text:p>
      <text:p text:style-name="P36"><text:span text:style-name="Source_20_Text"><text:span text:style-name="T14"><text:s text:c="8"/></text:span></text:span><text:span text:style-name="Source_20_Text"><text:span text:style-name="T33">// Internal node will have the sum of both of its children</text:span></text:span></text:p>
      <text:p text:style-name="P36"><text:span text:style-name="Source_20_Text"><text:span text:style-name="T14"><text:s text:c="8"/></text:span></text:span><text:span text:style-name="Source_20_Text"><text:span text:style-name="T17">tree</text:span></text:span><text:span text:style-name="Source_20_Text"><text:span text:style-name="T27">[</text:span></text:span><text:span text:style-name="Source_20_Text"><text:span text:style-name="T17">node</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tree</text:span></text:span><text:span text:style-name="Source_20_Text"><text:span text:style-name="T27">[</text:span></text:span><text:span text:style-name="Source_20_Text"><text:span text:style-name="T30">2</text:span></text:span><text:span text:style-name="Source_20_Text"><text:span text:style-name="T27">*</text:span></text:span><text:span text:style-name="Source_20_Text"><text:span text:style-name="T17">node</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tree</text:span></text:span><text:span text:style-name="Source_20_Text"><text:span text:style-name="T27">[</text:span></text:span><text:span text:style-name="Source_20_Text"><text:span text:style-name="T30">2</text:span></text:span><text:span text:style-name="Source_20_Text"><text:span text:style-name="T27">*</text:span></text:span><text:span text:style-name="Source_20_Text"><text:span text:style-name="T17">node</text:span></text:span><text:span text:style-name="Source_20_Text"><text:span text:style-name="T27">+</text:span></text:span><text:span text:style-name="Source_20_Text"><text:span text:style-name="T30">1</text:span></text:span><text:span text:style-name="Source_20_Text"><text:span text:style-name="T27">];</text:span></text:span></text:p>
      <text:p text:style-name="P36"><text:span text:style-name="Source_20_Text"><text:span text:style-name="T14"><text:s text:c="4"/></text:span></text:span><text:span text:style-name="Source_20_Text"><text:span text:style-name="T27">}</text:span></text:span></text:p>
      <text:p text:style-name="P35"><text:span text:style-name="Source_20_Text"><text:span text:style-name="T27">}</text:span></text:span></text:p>
      <text:p text:style-name="P15"><text:span text:style-name="T8"/></text:p>
      <text:p text:style-name="P21">For <text:span text:style-name="T44">update()</text:span><text:bookmark text:name="MathJax-Element-27-Frame"/>, search the leaf that contains the element to update. This can be done by going to either on the left child or the right child depending on the interval which contains the element. Once the leaf is found, it is updated and again use the bottom-up approach to update the corresponding change in the path from that leaf to the root.</text:p>
      <text:p text:style-name="P38"><text:span text:style-name="Source_20_Text"><text:span text:style-name="T42">void</text:span></text:span><text:span text:style-name="Source_20_Text"> update</text:span><text:span text:style-name="Source_20_Text"><text:span text:style-name="T43">(</text:span></text:span><text:span text:style-name="Source_20_Text"><text:span text:style-name="T42">int</text:span></text:span><text:span text:style-name="Source_20_Text"> node</text:span><text:span text:style-name="Source_20_Text"><text:span text:style-name="T43">,</text:span></text:span><text:span text:style-name="Source_20_Text"> </text:span><text:span text:style-name="Source_20_Text"><text:span text:style-name="T42">int</text:span></text:span><text:span text:style-name="Source_20_Text"> start</text:span><text:span text:style-name="Source_20_Text"><text:span text:style-name="T43">,</text:span></text:span><text:span text:style-name="Source_20_Text"> </text:span><text:span text:style-name="Source_20_Text"><text:span text:style-name="T42">int</text:span></text:span><text:span text:style-name="Source_20_Text"> </text:span><text:span text:style-name="Source_20_Text"><text:span text:style-name="T42">end</text:span></text:span><text:span text:style-name="Source_20_Text"><text:span text:style-name="T43">,</text:span></text:span><text:span text:style-name="Source_20_Text"> </text:span><text:span text:style-name="Source_20_Text"><text:span text:style-name="T42">int</text:span></text:span><text:span text:style-name="Source_20_Text"> idx</text:span><text:span text:style-name="Source_20_Text"><text:span text:style-name="T43">,</text:span></text:span><text:span text:style-name="Source_20_Text"> </text:span><text:span text:style-name="Source_20_Text"><text:span text:style-name="T42">int</text:span></text:span><text:span text:style-name="Source_20_Text"> val</text:span><text:span text:style-name="Source_20_Text"><text:span text:style-name="T43">)</text:span></text:span></text:p>
      <text:p text:style-name="P36"><text:soft-page-break/><text:span text:style-name="Source_20_Text"><text:span text:style-name="T27">{</text:span></text:span></text:p>
      <text:p text:style-name="P36"><text:span text:style-name="Source_20_Text"><text:span text:style-name="T14"><text:s text:c="4"/></text:span></text:span><text:span text:style-name="Source_20_Text"><text:span text:style-name="T23">if</text:span></text:span><text:span text:style-name="Source_20_Text"><text:span text:style-name="T27">(</text:span></text:span><text:span text:style-name="Source_20_Text"><text:span text:style-name="T17">start </text:span></text:span><text:span text:style-name="Source_20_Text"><text:span text:style-name="T27">==</text:span></text:span><text:span text:style-name="Source_20_Text"><text:span text:style-name="T17"> </text:span></text:span><text:span text:style-name="Source_20_Text"><text:span text:style-name="T23">end</text:span></text:span><text:span text:style-name="Source_20_Text"><text:span text:style-name="T27">)</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8"/></text:span></text:span><text:span text:style-name="Source_20_Text"><text:span text:style-name="T33">// Leaf node</text:span></text:span></text:p>
      <text:p text:style-name="P36"><text:span text:style-name="Source_20_Text"><text:span text:style-name="T14"><text:s text:c="8"/></text:span></text:span><text:span text:style-name="Source_20_Text"><text:span text:style-name="T17">A</text:span></text:span><text:span text:style-name="Source_20_Text"><text:span text:style-name="T27">[</text:span></text:span><text:span text:style-name="Source_20_Text"><text:span text:style-name="T17">idx</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val</text:span></text:span><text:span text:style-name="Source_20_Text"><text:span text:style-name="T27">;</text:span></text:span></text:p>
      <text:p text:style-name="P36"><text:span text:style-name="Source_20_Text"><text:span text:style-name="T14"><text:s text:c="8"/></text:span></text:span><text:span text:style-name="Source_20_Text"><text:span text:style-name="T17">tree</text:span></text:span><text:span text:style-name="Source_20_Text"><text:span text:style-name="T27">[</text:span></text:span><text:span text:style-name="Source_20_Text"><text:span text:style-name="T17">node</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val</text:span></text:span><text:span text:style-name="Source_20_Text"><text:span text:style-name="T27">;</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4"/></text:span></text:span><text:span text:style-name="Source_20_Text"><text:span text:style-name="T23">else</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8"/></text:span></text:span><text:span text:style-name="Source_20_Text"><text:span text:style-name="T23">int</text:span></text:span><text:span text:style-name="Source_20_Text"><text:span text:style-name="T17"> mid </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start </text:span></text:span><text:span text:style-name="Source_20_Text"><text:span text:style-name="T27">+</text:span></text:span><text:span text:style-name="Source_20_Text"><text:span text:style-name="T17"> </text:span></text:span><text:span text:style-name="Source_20_Text"><text:span text:style-name="T23">end</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text:span></text:span><text:span text:style-name="Source_20_Text"><text:span text:style-name="T30">2</text:span></text:span><text:span text:style-name="Source_20_Text"><text:span text:style-name="T27">;</text:span></text:span></text:p>
      <text:p text:style-name="P36"><text:span text:style-name="Source_20_Text"><text:span text:style-name="T14"><text:s text:c="8"/></text:span></text:span><text:span text:style-name="Source_20_Text"><text:span text:style-name="T23">if</text:span></text:span><text:span text:style-name="Source_20_Text"><text:span text:style-name="T27">(</text:span></text:span><text:span text:style-name="Source_20_Text"><text:span text:style-name="T17">start </text:span></text:span><text:span text:style-name="Source_20_Text"><text:span text:style-name="T27">&lt;=</text:span></text:span><text:span text:style-name="Source_20_Text"><text:span text:style-name="T17"> idx </text:span></text:span><text:span text:style-name="Source_20_Text"><text:span text:style-name="T23">and</text:span></text:span><text:span text:style-name="Source_20_Text"><text:span text:style-name="T17"> idx </text:span></text:span><text:span text:style-name="Source_20_Text"><text:span text:style-name="T27">&lt;=</text:span></text:span><text:span text:style-name="Source_20_Text"><text:span text:style-name="T17"> mid</text:span></text:span><text:span text:style-name="Source_20_Text"><text:span text:style-name="T27">)</text:span></text:span></text:p>
      <text:p text:style-name="P36"><text:span text:style-name="Source_20_Text"><text:span text:style-name="T14"><text:s text:c="8"/></text:span></text:span><text:span text:style-name="Source_20_Text"><text:span text:style-name="T27">{</text:span></text:span></text:p>
      <text:p text:style-name="P36"><text:span text:style-name="Source_20_Text"><text:span text:style-name="T14"><text:s text:c="12"/></text:span></text:span><text:span text:style-name="Source_20_Text"><text:span text:style-name="T33">// If idx is in the left child, recurse on the left child</text:span></text:span></text:p>
      <text:p text:style-name="P36"><text:span text:style-name="Source_20_Text"><text:span text:style-name="T14"><text:s text:c="12"/></text:span></text:span><text:span text:style-name="Source_20_Text"><text:span text:style-name="T17">update</text:span></text:span><text:span text:style-name="Source_20_Text"><text:span text:style-name="T27">(</text:span></text:span><text:span text:style-name="Source_20_Text"><text:span text:style-name="T30">2</text:span></text:span><text:span text:style-name="Source_20_Text"><text:span text:style-name="T27">*</text:span></text:span><text:span text:style-name="Source_20_Text"><text:span text:style-name="T17">node</text:span></text:span><text:span text:style-name="Source_20_Text"><text:span text:style-name="T27">,</text:span></text:span><text:span text:style-name="Source_20_Text"><text:span text:style-name="T17"> start</text:span></text:span><text:span text:style-name="Source_20_Text"><text:span text:style-name="T27">,</text:span></text:span><text:span text:style-name="Source_20_Text"><text:span text:style-name="T17"> mid</text:span></text:span><text:span text:style-name="Source_20_Text"><text:span text:style-name="T27">,</text:span></text:span><text:span text:style-name="Source_20_Text"><text:span text:style-name="T17"> idx</text:span></text:span><text:span text:style-name="Source_20_Text"><text:span text:style-name="T27">,</text:span></text:span><text:span text:style-name="Source_20_Text"><text:span text:style-name="T17"> val</text:span></text:span><text:span text:style-name="Source_20_Text"><text:span text:style-name="T27">);</text:span></text:span></text:p>
      <text:p text:style-name="P36"><text:span text:style-name="Source_20_Text"><text:span text:style-name="T14"><text:s text:c="8"/></text:span></text:span><text:span text:style-name="Source_20_Text"><text:span text:style-name="T27">}</text:span></text:span></text:p>
      <text:p text:style-name="P36"><text:span text:style-name="Source_20_Text"><text:span text:style-name="T14"><text:s text:c="8"/></text:span></text:span><text:span text:style-name="Source_20_Text"><text:span text:style-name="T23">else</text:span></text:span></text:p>
      <text:p text:style-name="P36"><text:span text:style-name="Source_20_Text"><text:span text:style-name="T14"><text:s text:c="8"/></text:span></text:span><text:span text:style-name="Source_20_Text"><text:span text:style-name="T27">{</text:span></text:span></text:p>
      <text:p text:style-name="P36"><text:span text:style-name="Source_20_Text"><text:span text:style-name="T14"><text:s text:c="12"/></text:span></text:span><text:span text:style-name="Source_20_Text"><text:span text:style-name="T33">// if idx is in the right child, recurse on the right child</text:span></text:span></text:p>
      <text:p text:style-name="P36"><text:span text:style-name="Source_20_Text"><text:span text:style-name="T14"><text:s text:c="12"/></text:span></text:span><text:span text:style-name="Source_20_Text"><text:span text:style-name="T17">update</text:span></text:span><text:span text:style-name="Source_20_Text"><text:span text:style-name="T27">(</text:span></text:span><text:span text:style-name="Source_20_Text"><text:span text:style-name="T30">2</text:span></text:span><text:span text:style-name="Source_20_Text"><text:span text:style-name="T27">*</text:span></text:span><text:span text:style-name="Source_20_Text"><text:span text:style-name="T17">node</text:span></text:span><text:span text:style-name="Source_20_Text"><text:span text:style-name="T27">+</text:span></text:span><text:span text:style-name="Source_20_Text"><text:span text:style-name="T30">1</text:span></text:span><text:span text:style-name="Source_20_Text"><text:span text:style-name="T27">,</text:span></text:span><text:span text:style-name="Source_20_Text"><text:span text:style-name="T17"> mid</text:span></text:span><text:span text:style-name="Source_20_Text"><text:span text:style-name="T27">+</text:span></text:span><text:span text:style-name="Source_20_Text"><text:span text:style-name="T30">1</text:span></text:span><text:span text:style-name="Source_20_Text"><text:span text:style-name="T27">,</text:span></text:span><text:span text:style-name="Source_20_Text"><text:span text:style-name="T17"> </text:span></text:span><text:span text:style-name="Source_20_Text"><text:span text:style-name="T23">end</text:span></text:span><text:span text:style-name="Source_20_Text"><text:span text:style-name="T27">,</text:span></text:span><text:span text:style-name="Source_20_Text"><text:span text:style-name="T17"> idx</text:span></text:span><text:span text:style-name="Source_20_Text"><text:span text:style-name="T27">,</text:span></text:span><text:span text:style-name="Source_20_Text"><text:span text:style-name="T17"> val</text:span></text:span><text:span text:style-name="Source_20_Text"><text:span text:style-name="T27">);</text:span></text:span></text:p>
      <text:p text:style-name="P36"><text:span text:style-name="Source_20_Text"><text:span text:style-name="T14"><text:s text:c="8"/></text:span></text:span><text:span text:style-name="Source_20_Text"><text:span text:style-name="T27">}</text:span></text:span></text:p>
      <text:p text:style-name="P36"><text:span text:style-name="Source_20_Text"><text:span text:style-name="T14"><text:s text:c="8"/></text:span></text:span><text:span text:style-name="Source_20_Text"><text:span text:style-name="T33">// Internal node will have the sum of both of its children</text:span></text:span></text:p>
      <text:p text:style-name="P36"><text:span text:style-name="Source_20_Text"><text:span text:style-name="T14"><text:s text:c="8"/></text:span></text:span><text:span text:style-name="Source_20_Text"><text:span text:style-name="T17">tree</text:span></text:span><text:span text:style-name="Source_20_Text"><text:span text:style-name="T27">[</text:span></text:span><text:span text:style-name="Source_20_Text"><text:span text:style-name="T17">node</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tree</text:span></text:span><text:span text:style-name="Source_20_Text"><text:span text:style-name="T27">[</text:span></text:span><text:span text:style-name="Source_20_Text"><text:span text:style-name="T30">2</text:span></text:span><text:span text:style-name="Source_20_Text"><text:span text:style-name="T27">*</text:span></text:span><text:span text:style-name="Source_20_Text"><text:span text:style-name="T17">node</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tree</text:span></text:span><text:span text:style-name="Source_20_Text"><text:span text:style-name="T27">[</text:span></text:span><text:span text:style-name="Source_20_Text"><text:span text:style-name="T30">2</text:span></text:span><text:span text:style-name="Source_20_Text"><text:span text:style-name="T27">*</text:span></text:span><text:span text:style-name="Source_20_Text"><text:span text:style-name="T17">node</text:span></text:span><text:span text:style-name="Source_20_Text"><text:span text:style-name="T27">+</text:span></text:span><text:span text:style-name="Source_20_Text"><text:span text:style-name="T30">1</text:span></text:span><text:span text:style-name="Source_20_Text"><text:span text:style-name="T27">];</text:span></text:span></text:p>
      <text:p text:style-name="P36"><text:span text:style-name="Source_20_Text"><text:span text:style-name="T14"><text:s text:c="4"/></text:span></text:span><text:span text:style-name="Source_20_Text"><text:span text:style-name="T27">}</text:span></text:span></text:p>
      <text:p text:style-name="P35"><text:span text:style-name="Source_20_Text"><text:span text:style-name="T27">}</text:span></text:span></text:p>
      <text:p text:style-name="P21"/>
      <text:p text:style-name="P21">To make a <text:bookmark text:name="MathJax-Element-28-Frame"/><text:span text:style-name="T44">query(</text:span>) <text:span text:style-name="T44">o</text:span>n the Segment Tree, select a range from <text:bookmark text:name="MathJax-Element-29-Frame"/><text:span text:style-name="T44">L </text:span>to <text:bookmark text:name="MathJax-Element-30-Frame"/><text:span text:style-name="T44">R </text:span>(which is usually given in the question). Recurse on the tree starting from the root and check if the interval represented by the node is completely in the range from<text:bookmark text:name="MathJax-Element-32-Frame"/> <text:span text:style-name="T44">L </text:span>to <text:bookmark text:name="MathJax-Element-30-Frame1"/><text:span text:style-name="T44">R</text:span>. If the interval represented by a node is completely in the range from<text:bookmark text:name="MathJax-Element-34-Frame"/> <text:span text:style-name="T44">L </text:span>to <text:bookmark text:name="MathJax-Element-30-Frame2"/><text:span text:style-name="T44">R</text:span>, return that node’s value.</text:p>
      <text:p text:style-name="P33"><text:span text:style-name="Source_20_Text"><text:span text:style-name="T22">int</text:span></text:span><text:span text:style-name="Source_20_Text"><text:span text:style-name="T16"> query</text:span></text:span><text:span text:style-name="Source_20_Text"><text:span text:style-name="T26">(</text:span></text:span><text:span text:style-name="Source_20_Text"><text:span text:style-name="T22">int</text:span></text:span><text:span text:style-name="Source_20_Text"><text:span text:style-name="T16"> node</text:span></text:span><text:span text:style-name="Source_20_Text"><text:span text:style-name="T26">,</text:span></text:span><text:span text:style-name="Source_20_Text"><text:span text:style-name="T16"> </text:span></text:span><text:span text:style-name="Source_20_Text"><text:span text:style-name="T22">int</text:span></text:span><text:span text:style-name="Source_20_Text"><text:span text:style-name="T16"> start</text:span></text:span><text:span text:style-name="Source_20_Text"><text:span text:style-name="T26">,</text:span></text:span><text:span text:style-name="Source_20_Text"><text:span text:style-name="T16"> </text:span></text:span><text:span text:style-name="Source_20_Text"><text:span text:style-name="T22">int</text:span></text:span><text:span text:style-name="Source_20_Text"><text:span text:style-name="T16"> </text:span></text:span><text:span text:style-name="Source_20_Text"><text:span text:style-name="T22">end</text:span></text:span><text:span text:style-name="Source_20_Text"><text:span text:style-name="T26">,</text:span></text:span><text:span text:style-name="Source_20_Text"><text:span text:style-name="T16"> </text:span></text:span><text:span text:style-name="Source_20_Text"><text:span text:style-name="T22">int</text:span></text:span><text:span text:style-name="Source_20_Text"><text:span text:style-name="T16"> l</text:span></text:span><text:span text:style-name="Source_20_Text"><text:span text:style-name="T26">,</text:span></text:span><text:span text:style-name="Source_20_Text"><text:span text:style-name="T16"> </text:span></text:span><text:span text:style-name="Source_20_Text"><text:span text:style-name="T22">int</text:span></text:span><text:span text:style-name="Source_20_Text"><text:span text:style-name="T16"> r</text:span></text:span><text:span text:style-name="Source_20_Text"><text:span text:style-name="T26">)</text:span></text:span></text:p>
      <text:p text:style-name="P36"><text:span text:style-name="Source_20_Text"><text:span text:style-name="T27">{</text:span></text:span></text:p>
      <text:p text:style-name="P36"><text:span text:style-name="Source_20_Text"><text:span text:style-name="T14"><text:s text:c="4"/></text:span></text:span><text:span text:style-name="Source_20_Text"><text:span text:style-name="T23">if</text:span></text:span><text:span text:style-name="Source_20_Text"><text:span text:style-name="T27">(</text:span></text:span><text:span text:style-name="Source_20_Text"><text:span text:style-name="T17">r </text:span></text:span><text:span text:style-name="Source_20_Text"><text:span text:style-name="T27">&lt;</text:span></text:span><text:span text:style-name="Source_20_Text"><text:span text:style-name="T17"> start </text:span></text:span><text:span text:style-name="Source_20_Text"><text:span text:style-name="T23">or</text:span></text:span><text:span text:style-name="Source_20_Text"><text:span text:style-name="T17"> </text:span></text:span><text:span text:style-name="Source_20_Text"><text:span text:style-name="T23">end</text:span></text:span><text:span text:style-name="Source_20_Text"><text:span text:style-name="T17"> </text:span></text:span><text:span text:style-name="Source_20_Text"><text:span text:style-name="T27">&lt;</text:span></text:span><text:span text:style-name="Source_20_Text"><text:span text:style-name="T17"> l</text:span></text:span><text:span text:style-name="Source_20_Text"><text:span text:style-name="T27">)</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8"/></text:span></text:span><text:span text:style-name="Source_20_Text"><text:span text:style-name="T33">// range represented by a node is completely outside the given range</text:span></text:span></text:p>
      <text:p text:style-name="P36"><text:span text:style-name="Source_20_Text"><text:span text:style-name="T14"><text:s text:c="8"/></text:span></text:span><text:span text:style-name="Source_20_Text"><text:span text:style-name="T23">return</text:span></text:span><text:span text:style-name="Source_20_Text"><text:span text:style-name="T17"> </text:span></text:span><text:span text:style-name="Source_20_Text"><text:span text:style-name="T30">0</text:span></text:span><text:span text:style-name="Source_20_Text"><text:span text:style-name="T27">;</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4"/></text:span></text:span><text:span text:style-name="Source_20_Text"><text:span text:style-name="T23">if</text:span></text:span><text:span text:style-name="Source_20_Text"><text:span text:style-name="T27">(</text:span></text:span><text:span text:style-name="Source_20_Text"><text:span text:style-name="T17">l </text:span></text:span><text:span text:style-name="Source_20_Text"><text:span text:style-name="T27">&lt;=</text:span></text:span><text:span text:style-name="Source_20_Text"><text:span text:style-name="T17"> start </text:span></text:span><text:span text:style-name="Source_20_Text"><text:span text:style-name="T23">and</text:span></text:span><text:span text:style-name="Source_20_Text"><text:span text:style-name="T17"> </text:span></text:span><text:span text:style-name="Source_20_Text"><text:span text:style-name="T23">end</text:span></text:span><text:span text:style-name="Source_20_Text"><text:span text:style-name="T17"> </text:span></text:span><text:span text:style-name="Source_20_Text"><text:span text:style-name="T27">&lt;=</text:span></text:span><text:span text:style-name="Source_20_Text"><text:span text:style-name="T17"> r</text:span></text:span><text:span text:style-name="Source_20_Text"><text:span text:style-name="T27">)</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8"/></text:span></text:span><text:span text:style-name="Source_20_Text"><text:span text:style-name="T33">// range represented by a node is completely inside the given range</text:span></text:span></text:p>
      <text:p text:style-name="P36"><text:span text:style-name="Source_20_Text"><text:span text:style-name="T14"><text:s text:c="8"/></text:span></text:span><text:span text:style-name="Source_20_Text"><text:span text:style-name="T23">return</text:span></text:span><text:span text:style-name="Source_20_Text"><text:span text:style-name="T17"> tree</text:span></text:span><text:span text:style-name="Source_20_Text"><text:span text:style-name="T27">[</text:span></text:span><text:span text:style-name="Source_20_Text"><text:span text:style-name="T17">node</text:span></text:span><text:span text:style-name="Source_20_Text"><text:span text:style-name="T27">];</text:span></text:span></text:p>
      <text:p text:style-name="P36"><text:span text:style-name="Source_20_Text"><text:span text:style-name="T14"><text:s text:c="4"/></text:span></text:span><text:span text:style-name="Source_20_Text"><text:span text:style-name="T27">}</text:span></text:span></text:p>
      <text:p text:style-name="P36"><text:span text:style-name="Source_20_Text"><text:span text:style-name="T14"><text:s text:c="4"/></text:span></text:span><text:span text:style-name="Source_20_Text"><text:span text:style-name="T33">// range represented by a node is partially inside and partially outside the given range</text:span></text:span></text:p>
      <text:p text:style-name="P36"><text:span text:style-name="Source_20_Text"><text:span text:style-name="T14"><text:s text:c="4"/></text:span></text:span><text:span text:style-name="Source_20_Text"><text:span text:style-name="T23">int</text:span></text:span><text:span text:style-name="Source_20_Text"><text:span text:style-name="T17"> mid </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start </text:span></text:span><text:span text:style-name="Source_20_Text"><text:span text:style-name="T27">+</text:span></text:span><text:span text:style-name="Source_20_Text"><text:span text:style-name="T17"> </text:span></text:span><text:span text:style-name="Source_20_Text"><text:span text:style-name="T23">end</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text:span></text:span><text:span text:style-name="Source_20_Text"><text:span text:style-name="T30">2</text:span></text:span><text:span text:style-name="Source_20_Text"><text:span text:style-name="T27">;</text:span></text:span></text:p>
      <text:p text:style-name="P36"><text:span text:style-name="Source_20_Text"><text:span text:style-name="T14"><text:s text:c="4"/></text:span></text:span><text:span text:style-name="Source_20_Text"><text:span text:style-name="T23">int</text:span></text:span><text:span text:style-name="Source_20_Text"><text:span text:style-name="T17"> p1 </text:span></text:span><text:span text:style-name="Source_20_Text"><text:span text:style-name="T27">=</text:span></text:span><text:span text:style-name="Source_20_Text"><text:span text:style-name="T17"> query</text:span></text:span><text:span text:style-name="Source_20_Text"><text:span text:style-name="T27">(</text:span></text:span><text:span text:style-name="Source_20_Text"><text:span text:style-name="T30">2</text:span></text:span><text:span text:style-name="Source_20_Text"><text:span text:style-name="T27">*</text:span></text:span><text:span text:style-name="Source_20_Text"><text:span text:style-name="T17">node</text:span></text:span><text:span text:style-name="Source_20_Text"><text:span text:style-name="T27">,</text:span></text:span><text:span text:style-name="Source_20_Text"><text:span text:style-name="T17"> start</text:span></text:span><text:span text:style-name="Source_20_Text"><text:span text:style-name="T27">,</text:span></text:span><text:span text:style-name="Source_20_Text"><text:span text:style-name="T17"> mid</text:span></text:span><text:span text:style-name="Source_20_Text"><text:span text:style-name="T27">,</text:span></text:span><text:span text:style-name="Source_20_Text"><text:span text:style-name="T17"> l</text:span></text:span><text:span text:style-name="Source_20_Text"><text:span text:style-name="T27">,</text:span></text:span><text:span text:style-name="Source_20_Text"><text:span text:style-name="T17"> r</text:span></text:span><text:span text:style-name="Source_20_Text"><text:span text:style-name="T27">);</text:span></text:span></text:p>
      <text:p text:style-name="P36"><text:span text:style-name="Source_20_Text"><text:span text:style-name="T14"><text:s text:c="4"/></text:span></text:span><text:span text:style-name="Source_20_Text"><text:span text:style-name="T23">int</text:span></text:span><text:span text:style-name="Source_20_Text"><text:span text:style-name="T17"> p2 </text:span></text:span><text:span text:style-name="Source_20_Text"><text:span text:style-name="T27">=</text:span></text:span><text:span text:style-name="Source_20_Text"><text:span text:style-name="T17"> query</text:span></text:span><text:span text:style-name="Source_20_Text"><text:span text:style-name="T27">(</text:span></text:span><text:span text:style-name="Source_20_Text"><text:span text:style-name="T30">2</text:span></text:span><text:span text:style-name="Source_20_Text"><text:span text:style-name="T27">*</text:span></text:span><text:span text:style-name="Source_20_Text"><text:span text:style-name="T17">node</text:span></text:span><text:span text:style-name="Source_20_Text"><text:span text:style-name="T27">+</text:span></text:span><text:span text:style-name="Source_20_Text"><text:span text:style-name="T30">1</text:span></text:span><text:span text:style-name="Source_20_Text"><text:span text:style-name="T27">,</text:span></text:span><text:span text:style-name="Source_20_Text"><text:span text:style-name="T17"> mid</text:span></text:span><text:span text:style-name="Source_20_Text"><text:span text:style-name="T27">+</text:span></text:span><text:span text:style-name="Source_20_Text"><text:span text:style-name="T30">1</text:span></text:span><text:span text:style-name="Source_20_Text"><text:span text:style-name="T27">,</text:span></text:span><text:span text:style-name="Source_20_Text"><text:span text:style-name="T17"> </text:span></text:span><text:span text:style-name="Source_20_Text"><text:span text:style-name="T23">end</text:span></text:span><text:span text:style-name="Source_20_Text"><text:span text:style-name="T27">,</text:span></text:span><text:span text:style-name="Source_20_Text"><text:span text:style-name="T17"> l</text:span></text:span><text:span text:style-name="Source_20_Text"><text:span text:style-name="T27">,</text:span></text:span><text:span text:style-name="Source_20_Text"><text:span text:style-name="T17"> r</text:span></text:span><text:span text:style-name="Source_20_Text"><text:span text:style-name="T27">);</text:span></text:span></text:p>
      <text:p text:style-name="P36"><text:span text:style-name="Source_20_Text"><text:span text:style-name="T14"><text:s text:c="4"/></text:span></text:span><text:span text:style-name="Source_20_Text"><text:span text:style-name="T23">return</text:span></text:span><text:span text:style-name="Source_20_Text"><text:span text:style-name="T17"> </text:span></text:span><text:span text:style-name="Source_20_Text"><text:span text:style-name="T27">(</text:span></text:span><text:span text:style-name="Source_20_Text"><text:span text:style-name="T17">p1 </text:span></text:span><text:span text:style-name="Source_20_Text"><text:span text:style-name="T27">+</text:span></text:span><text:span text:style-name="Source_20_Text"><text:span text:style-name="T17"> p2</text:span></text:span><text:span text:style-name="Source_20_Text"><text:span text:style-name="T27">);</text:span></text:span></text:p>
      <text:p text:style-name="P35"><text:span text:style-name="Source_20_Text"><text:span text:style-name="T27">}</text:span></text:span></text:p>
      <text:p text:style-name="P5"/>
      <text:p text:style-name="P5"/>
      <text:h text:style-name="P29" text:outline-level="1"><text:soft-page-break/><text:span text:style-name="T34">Fenwick (Binary Indexed) Trees</text:span></text:h>
      <text:p text:style-name="P23">Binary Indexed Tree also called Fenwick Tree provides a way to represent an array of numbers in an array, allowing prefix sums to be calculated efficiently. For example, an array [2, 3, -1, 0, 6] is given, then the prefix sum of first 3 elements [2, 3, -1] is 2 + 3 + -1 = 4. Calculating prefix sum efficiently is useful in various scenarios. Let's start with a simple problem.</text:p>
      <text:p text:style-name="P23">Given an array <text:bookmark text:name="MathJax-Element-1-Frame"/>, and two types of operations are to be performed on it.</text:p>
      <text:list xml:id="list2181971929" text:style-name="L2">
        <text:list-item>
          <text:p text:style-name="P27"><text:span text:style-name="T10">Change the value stored at an index i. (This is called a </text:span><text:span text:style-name="Strong_20_Emphasis"><text:span text:style-name="T12">point update</text:span></text:span><text:span text:style-name="T10"> operation)</text:span></text:p>
        </text:list-item>
        <text:list-item>
          <text:p text:style-name="P27"><text:span text:style-name="T10">Find the sum of a prefix of length k. (This is called a </text:span><text:span text:style-name="Strong_20_Emphasis"><text:span text:style-name="T12">range sum</text:span></text:span><text:span text:style-name="T10"> query)</text:span></text:p>
        </text:list-item>
      </text:list>
      <text:p text:style-name="P28">A straightforward implementation of the above would look like this.</text:p>
      <text:p text:style-name="P37"><text:span text:style-name="Source_20_Text"><text:span text:style-name="T21">int</text:span></text:span><text:span text:style-name="Source_20_Text"><text:span text:style-name="T10"> a</text:span></text:span><text:span text:style-name="Source_20_Text"><text:span text:style-name="T25">[]</text:span></text:span><text:span text:style-name="Source_20_Text"><text:span text:style-name="T10"> </text:span></text:span><text:span text:style-name="Source_20_Text"><text:span text:style-name="T25">=</text:span></text:span><text:span text:style-name="Source_20_Text"><text:span text:style-name="T10"> </text:span></text:span><text:span text:style-name="Source_20_Text"><text:span text:style-name="T25">{</text:span></text:span><text:span text:style-name="Source_20_Text"><text:span text:style-name="T29">2</text:span></text:span><text:span text:style-name="Source_20_Text"><text:span text:style-name="T25">,</text:span></text:span><text:span text:style-name="Source_20_Text"><text:span text:style-name="T10"> </text:span></text:span><text:span text:style-name="Source_20_Text"><text:span text:style-name="T29">1</text:span></text:span><text:span text:style-name="Source_20_Text"><text:span text:style-name="T25">,</text:span></text:span><text:span text:style-name="Source_20_Text"><text:span text:style-name="T10"> </text:span></text:span><text:span text:style-name="Source_20_Text"><text:span text:style-name="T29">4</text:span></text:span><text:span text:style-name="Source_20_Text"><text:span text:style-name="T25">,</text:span></text:span><text:span text:style-name="Source_20_Text"><text:span text:style-name="T10"> </text:span></text:span><text:span text:style-name="Source_20_Text"><text:span text:style-name="T29">6</text:span></text:span><text:span text:style-name="Source_20_Text"><text:span text:style-name="T25">,</text:span></text:span><text:span text:style-name="Source_20_Text"><text:span text:style-name="T10"> </text:span></text:span><text:span text:style-name="Source_20_Text"><text:span text:style-name="T25">-</text:span></text:span><text:span text:style-name="Source_20_Text"><text:span text:style-name="T29">1</text:span></text:span><text:span text:style-name="Source_20_Text"><text:span text:style-name="T25">,</text:span></text:span><text:span text:style-name="Source_20_Text"><text:span text:style-name="T10"> </text:span></text:span><text:span text:style-name="Source_20_Text"><text:span text:style-name="T29">5</text:span></text:span><text:span text:style-name="Source_20_Text"><text:span text:style-name="T25">,</text:span></text:span><text:span text:style-name="Source_20_Text"><text:span text:style-name="T10"> </text:span></text:span><text:span text:style-name="Source_20_Text"><text:span text:style-name="T25">-</text:span></text:span><text:span text:style-name="Source_20_Text"><text:span text:style-name="T29">32</text:span></text:span><text:span text:style-name="Source_20_Text"><text:span text:style-name="T25">,</text:span></text:span><text:span text:style-name="Source_20_Text"><text:span text:style-name="T10"> </text:span></text:span><text:span text:style-name="Source_20_Text"><text:span text:style-name="T29">0</text:span></text:span><text:span text:style-name="Source_20_Text"><text:span text:style-name="T25">,</text:span></text:span><text:span text:style-name="Source_20_Text"><text:span text:style-name="T10"> </text:span></text:span><text:span text:style-name="Source_20_Text"><text:span text:style-name="T29">1</text:span></text:span><text:span text:style-name="Source_20_Text"><text:span text:style-name="T25">};</text:span></text:span></text:p>
      <text:p text:style-name="P37"><text:span text:style-name="Source_20_Text"><text:span text:style-name="T21">void</text:span></text:span><text:span text:style-name="Source_20_Text"><text:span text:style-name="T10"> update</text:span></text:span><text:span text:style-name="Source_20_Text"><text:span text:style-name="T25">(</text:span></text:span><text:span text:style-name="Source_20_Text"><text:span text:style-name="T21">int</text:span></text:span><text:span text:style-name="Source_20_Text"><text:span text:style-name="T10"> i</text:span></text:span><text:span text:style-name="Source_20_Text"><text:span text:style-name="T25">,</text:span></text:span><text:span text:style-name="Source_20_Text"><text:span text:style-name="T10"> </text:span></text:span><text:span text:style-name="Source_20_Text"><text:span text:style-name="T21">int</text:span></text:span><text:span text:style-name="Source_20_Text"><text:span text:style-name="T10"> v</text:span></text:span><text:span text:style-name="Source_20_Text"><text:span text:style-name="T25">)</text:span></text:span><text:span text:style-name="Source_20_Text"><text:span text:style-name="T10"> <text:s text:c="2"/></text:span></text:span><text:span text:style-name="Source_20_Text"><text:span text:style-name="T31">//assigns value v to a[i]</text:span></text:span></text:p>
      <text:p text:style-name="P37"><text:span text:style-name="Source_20_Text"><text:span text:style-name="T25">{</text:span></text:span></text:p>
      <text:p text:style-name="P37"><text:span text:style-name="Source_20_Text"><text:span text:style-name="T15"><text:s text:c="4"/></text:span></text:span><text:span text:style-name="Source_20_Text"><text:span text:style-name="T10">a</text:span></text:span><text:span text:style-name="Source_20_Text"><text:span text:style-name="T25">[</text:span></text:span><text:span text:style-name="Source_20_Text"><text:span text:style-name="T10">i</text:span></text:span><text:span text:style-name="Source_20_Text"><text:span text:style-name="T25">]</text:span></text:span><text:span text:style-name="Source_20_Text"><text:span text:style-name="T10"> </text:span></text:span><text:span text:style-name="Source_20_Text"><text:span text:style-name="T25">=</text:span></text:span><text:span text:style-name="Source_20_Text"><text:span text:style-name="T10"> v</text:span></text:span><text:span text:style-name="Source_20_Text"><text:span text:style-name="T25">;</text:span></text:span><text:span text:style-name="Source_20_Text"><text:span text:style-name="T10"> <text:s text:c="2"/></text:span></text:span></text:p>
      <text:p text:style-name="P37"><text:span text:style-name="Source_20_Text"><text:span text:style-name="T25">}</text:span></text:span></text:p>
      <text:p text:style-name="P37"><text:span text:style-name="Source_20_Text"><text:span text:style-name="T21">int</text:span></text:span><text:span text:style-name="Source_20_Text"><text:span text:style-name="T10"> prefixsum</text:span></text:span><text:span text:style-name="Source_20_Text"><text:span text:style-name="T25">(</text:span></text:span><text:span text:style-name="Source_20_Text"><text:span text:style-name="T21">int</text:span></text:span><text:span text:style-name="Source_20_Text"><text:span text:style-name="T10"> k</text:span></text:span><text:span text:style-name="Source_20_Text"><text:span text:style-name="T25">)</text:span></text:span><text:span text:style-name="Source_20_Text"><text:span text:style-name="T10"> <text:s text:c="3"/></text:span></text:span><text:span text:style-name="Source_20_Text"><text:span text:style-name="T31">//calculate the sum of all a[i] such that 0 &lt;= i &lt; k</text:span></text:span></text:p>
      <text:p text:style-name="P37"><text:span text:style-name="Source_20_Text"><text:span text:style-name="T25">{</text:span></text:span></text:p>
      <text:p text:style-name="P37"><text:span text:style-name="Source_20_Text"><text:span text:style-name="T15"><text:s text:c="3"/></text:span></text:span><text:span text:style-name="Source_20_Text"><text:span text:style-name="T21">int</text:span></text:span><text:span text:style-name="Source_20_Text"><text:span text:style-name="T10"> sum </text:span></text:span><text:span text:style-name="Source_20_Text"><text:span text:style-name="T25">=</text:span></text:span><text:span text:style-name="Source_20_Text"><text:span text:style-name="T10"> </text:span></text:span><text:span text:style-name="Source_20_Text"><text:span text:style-name="T29">0</text:span></text:span><text:span text:style-name="Source_20_Text"><text:span text:style-name="T25">;</text:span></text:span></text:p>
      <text:p text:style-name="P37"><text:span text:style-name="Source_20_Text"><text:span text:style-name="T15"><text:s text:c="3"/></text:span></text:span><text:span text:style-name="Source_20_Text"><text:span text:style-name="T21">for</text:span></text:span><text:span text:style-name="Source_20_Text"><text:span text:style-name="T25">(</text:span></text:span><text:span text:style-name="Source_20_Text"><text:span text:style-name="T21">int</text:span></text:span><text:span text:style-name="Source_20_Text"><text:span text:style-name="T10"> i </text:span></text:span><text:span text:style-name="Source_20_Text"><text:span text:style-name="T25">=</text:span></text:span><text:span text:style-name="Source_20_Text"><text:span text:style-name="T10"> </text:span></text:span><text:span text:style-name="Source_20_Text"><text:span text:style-name="T29">0</text:span></text:span><text:span text:style-name="Source_20_Text"><text:span text:style-name="T25">;</text:span></text:span><text:span text:style-name="Source_20_Text"><text:span text:style-name="T10"> i </text:span></text:span><text:span text:style-name="Source_20_Text"><text:span text:style-name="T25">&lt;</text:span></text:span><text:span text:style-name="Source_20_Text"><text:span text:style-name="T10"> k</text:span></text:span><text:span text:style-name="Source_20_Text"><text:span text:style-name="T25">;</text:span></text:span><text:span text:style-name="Source_20_Text"><text:span text:style-name="T10"> i</text:span></text:span><text:span text:style-name="Source_20_Text"><text:span text:style-name="T25">++)</text:span></text:span></text:p>
      <text:p text:style-name="P37"><text:span text:style-name="Source_20_Text"><text:span text:style-name="T15"><text:s text:c="8"/></text:span></text:span><text:span text:style-name="Source_20_Text"><text:span text:style-name="T10">sum </text:span></text:span><text:span text:style-name="Source_20_Text"><text:span text:style-name="T25">+=</text:span></text:span><text:span text:style-name="Source_20_Text"><text:span text:style-name="T10"> a</text:span></text:span><text:span text:style-name="Source_20_Text"><text:span text:style-name="T25">[</text:span></text:span><text:span text:style-name="Source_20_Text"><text:span text:style-name="T10">i</text:span></text:span><text:span text:style-name="Source_20_Text"><text:span text:style-name="T25">];</text:span></text:span></text:p>
      <text:p text:style-name="P37"><text:span text:style-name="Source_20_Text"><text:span text:style-name="T15"><text:s text:c="3"/></text:span></text:span><text:span text:style-name="Source_20_Text"><text:span text:style-name="T21">return</text:span></text:span><text:span text:style-name="Source_20_Text"><text:span text:style-name="T10"> sum</text:span></text:span><text:span text:style-name="Source_20_Text"><text:span text:style-name="T25">;</text:span></text:span></text:p>
      <text:p text:style-name="P37"><text:span text:style-name="Source_20_Text"><text:span text:style-name="T25">}</text:span></text:span></text:p>
      <text:p text:style-name="P5"><text:soft-page-break/><text:span text:style-name="T8">One efficient solution is to use segment tree that can perform both operations in </text:span><text:span text:style-name="T13">O(logn)</text:span><text:span text:style-name="T8">time.</text:span></text:p>
      <text:p text:style-name="P5"/>
      <text:p text:style-name="P5"><text:span text:style-name="T8">Using binary Indexed tree also, we can perform both the tasks in O(logN) time. But then why to learn another data structure when segment tree can do the work for us. It’s because binary indexed trees require less space and are </text:span><text:span text:style-name="Strong_20_Emphasis"><text:span text:style-name="T11">very easy to implement</text:span></text:span><text:span text:style-name="T14"> </text:span><text:span text:style-name="T8">during programming contests (the </text:span><text:span text:style-name="Strong_20_Emphasis"><text:span text:style-name="T11">total code is not more than 8-10 lines</text:span></text:span><text:span text:style-name="T8">).</text:span></text:p>
      <text:p text:style-name="P5"><text:span text:style-name="T8"/></text:p>
      <text:p text:style-name="P33"><text:span text:style-name="Source_20_Text"><text:span text:style-name="T22">void</text:span></text:span><text:span text:style-name="Source_20_Text"><text:span text:style-name="T16"> update</text:span></text:span><text:span text:style-name="Source_20_Text"><text:span text:style-name="T26">(</text:span></text:span><text:span text:style-name="Source_20_Text"><text:span text:style-name="T22">int</text:span></text:span><text:span text:style-name="Source_20_Text"><text:span text:style-name="T16"> x</text:span></text:span><text:span text:style-name="Source_20_Text"><text:span text:style-name="T26">,</text:span></text:span><text:span text:style-name="Source_20_Text"><text:span text:style-name="T16"> </text:span></text:span><text:span text:style-name="Source_20_Text"><text:span text:style-name="T22">int</text:span></text:span><text:span text:style-name="Source_20_Text"><text:span text:style-name="T16"> val</text:span></text:span><text:span text:style-name="Source_20_Text"><text:span text:style-name="T26">)</text:span></text:span></text:p>
      <text:p text:style-name="P36"><text:span text:style-name="Source_20_Text"><text:span text:style-name="T27">{</text:span></text:span></text:p>
      <text:p text:style-name="P36"><text:span text:style-name="Source_20_Text"><text:span text:style-name="T14"><text:s text:c="6"/></text:span></text:span><text:span text:style-name="Source_20_Text"><text:span text:style-name="T23">for</text:span></text:span><text:span text:style-name="Source_20_Text"><text:span text:style-name="T27">(;</text:span></text:span><text:span text:style-name="Source_20_Text"><text:span text:style-name="T17"> x </text:span></text:span><text:span text:style-name="Source_20_Text"><text:span text:style-name="T27">&lt;=</text:span></text:span><text:span text:style-name="Source_20_Text"><text:span text:style-name="T17"> n</text:span></text:span><text:span text:style-name="Source_20_Text"><text:span text:style-name="T27">;</text:span></text:span><text:span text:style-name="Source_20_Text"><text:span text:style-name="T17"> x </text:span></text:span><text:span text:style-name="Source_20_Text"><text:span text:style-name="T27">+=</text:span></text:span><text:span text:style-name="Source_20_Text"><text:span text:style-name="T17"> x</text:span></text:span><text:span text:style-name="Source_20_Text"><text:span text:style-name="T27">&amp;-</text:span></text:span><text:span text:style-name="Source_20_Text"><text:span text:style-name="T17">x</text:span></text:span><text:span text:style-name="Source_20_Text"><text:span text:style-name="T27">)</text:span></text:span></text:p>
      <text:p text:style-name="P36"><text:span text:style-name="Source_20_Text"><text:span text:style-name="T14"><text:s text:c="8"/></text:span></text:span><text:span text:style-name="Source_20_Text"><text:span text:style-name="T17">BIT</text:span></text:span><text:span text:style-name="Source_20_Text"><text:span text:style-name="T27">[</text:span></text:span><text:span text:style-name="Source_20_Text"><text:span text:style-name="T17">x</text:span></text:span><text:span text:style-name="Source_20_Text"><text:span text:style-name="T27">]</text:span></text:span><text:span text:style-name="Source_20_Text"><text:span text:style-name="T17"> </text:span></text:span><text:span text:style-name="Source_20_Text"><text:span text:style-name="T27">+=</text:span></text:span><text:span text:style-name="Source_20_Text"><text:span text:style-name="T17"> val</text:span></text:span><text:span text:style-name="Source_20_Text"><text:span text:style-name="T27">;</text:span></text:span></text:p>
      <text:p text:style-name="P36"><text:span text:style-name="Source_20_Text"><text:span text:style-name="T27">}</text:span></text:span></text:p>
      <text:p text:style-name="P36"><text:span text:style-name="Source_20_Text"><text:span text:style-name="T23">int</text:span></text:span><text:span text:style-name="Source_20_Text"><text:span text:style-name="T17"> query</text:span></text:span><text:span text:style-name="Source_20_Text"><text:span text:style-name="T27">(</text:span></text:span><text:span text:style-name="Source_20_Text"><text:span text:style-name="T23">int</text:span></text:span><text:span text:style-name="Source_20_Text"><text:span text:style-name="T17"> x</text:span></text:span><text:span text:style-name="Source_20_Text"><text:span text:style-name="T27">)</text:span></text:span></text:p>
      <text:p text:style-name="P36"><text:span text:style-name="Source_20_Text"><text:span text:style-name="T27">{</text:span></text:span></text:p>
      <text:p text:style-name="P36"><text:span text:style-name="Source_20_Text"><text:span text:style-name="T14"><text:s text:c="5"/></text:span></text:span><text:span text:style-name="Source_20_Text"><text:span text:style-name="T23">int</text:span></text:span><text:span text:style-name="Source_20_Text"><text:span text:style-name="T17"> sum </text:span></text:span><text:span text:style-name="Source_20_Text"><text:span text:style-name="T27">=</text:span></text:span><text:span text:style-name="Source_20_Text"><text:span text:style-name="T17"> </text:span></text:span><text:span text:style-name="Source_20_Text"><text:span text:style-name="T30">0</text:span></text:span><text:span text:style-name="Source_20_Text"><text:span text:style-name="T27">;</text:span></text:span></text:p>
      <text:p text:style-name="P36"><text:span text:style-name="Source_20_Text"><text:span text:style-name="T14"><text:s text:c="5"/></text:span></text:span><text:span text:style-name="Source_20_Text"><text:span text:style-name="T23">for</text:span></text:span><text:span text:style-name="Source_20_Text"><text:span text:style-name="T27">(;</text:span></text:span><text:span text:style-name="Source_20_Text"><text:span text:style-name="T17"> x </text:span></text:span><text:span text:style-name="Source_20_Text"><text:span text:style-name="T27">&gt;</text:span></text:span><text:span text:style-name="Source_20_Text"><text:span text:style-name="T17"> </text:span></text:span><text:span text:style-name="Source_20_Text"><text:span text:style-name="T30">0</text:span></text:span><text:span text:style-name="Source_20_Text"><text:span text:style-name="T27">;</text:span></text:span><text:span text:style-name="Source_20_Text"><text:span text:style-name="T17"> x </text:span></text:span><text:span text:style-name="Source_20_Text"><text:span text:style-name="T27">-=</text:span></text:span><text:span text:style-name="Source_20_Text"><text:span text:style-name="T17"> x</text:span></text:span><text:span text:style-name="Source_20_Text"><text:span text:style-name="T27">&amp;-</text:span></text:span><text:span text:style-name="Source_20_Text"><text:span text:style-name="T17">x</text:span></text:span><text:span text:style-name="Source_20_Text"><text:span text:style-name="T27">)</text:span></text:span></text:p>
      <text:p text:style-name="P36"><text:span text:style-name="Source_20_Text"><text:span text:style-name="T14"><text:s text:c="8"/></text:span></text:span><text:span text:style-name="Source_20_Text"><text:span text:style-name="T17">sum </text:span></text:span><text:span text:style-name="Source_20_Text"><text:span text:style-name="T27">+=</text:span></text:span><text:span text:style-name="Source_20_Text"><text:span text:style-name="T17"> BIT</text:span></text:span><text:span text:style-name="Source_20_Text"><text:span text:style-name="T27">[</text:span></text:span><text:span text:style-name="Source_20_Text"><text:span text:style-name="T17">x</text:span></text:span><text:span text:style-name="Source_20_Text"><text:span text:style-name="T27">];</text:span></text:span></text:p>
      <text:p text:style-name="P36"><text:span text:style-name="Source_20_Text"><text:span text:style-name="T14"><text:s text:c="5"/></text:span></text:span><text:span text:style-name="Source_20_Text"><text:span text:style-name="T23">return</text:span></text:span><text:span text:style-name="Source_20_Text"><text:span text:style-name="T17"> sum</text:span></text:span><text:span text:style-name="Source_20_Text"><text:span text:style-name="T27">;</text:span></text:span></text:p>
      <text:p text:style-name="P35"><text:span text:style-name="Source_20_Text"><text:span text:style-name="T27">}</text:span></text:span></text:p>
      <text:p text:style-name="P15"><text:span text:style-name="Strong_20_Emphasis"><text:span text:style-name="T20">Representation</text:span></text:span><text:span text:style-name="T19"><text:line-break/>Binary Indexed Tree is represented as an array. Let the array be BITree[]. Each node of the Binary Indexed Tree stores the sum of some elements of the input array. The size of the Binary Indexed Tree is equal to the size of the input array, denoted as n. In the code below, we use a size of n+1 for ease of implementation.</text:span></text:p>
      <text:p text:style-name="P1"><text:span text:style-name="Strong_20_Emphasis"><text:span text:style-name="T2">Construction</text:span></text:span><text:span text:style-name="T1"><text:line-break/>We initialize all the values in BITree[] as 0. Then we call update() for all the indexes, the update() operation is discussed below.</text:span></text:p>
      <text:p text:style-name="P1"><text:span text:style-name="Strong_20_Emphasis"><text:span text:style-name="T2">Operations</text:span></text:span></text:p>
      <text:p text:style-name="P39"><text:span text:style-name="Emphasis"><text:span text:style-name="Strong_20_Emphasis"><text:span text:style-name="T6">getSum(x): Returns the sum of the sub-array arr[0,...,x]</text:span></text:span></text:span></text:p>
      <text:p text:style-name="P30">// Returns the sum of the sub-array arr[0,...,x] using BITree[0..n], which is constructed from arr[0..n-1]</text:p>
      <text:p text:style-name="P30">1) Initialize the output sum as 0, the current index as x+1.</text:p>
      <text:p text:style-name="P30">2) Do following while the current index is greater than 0.</text:p>
      <text:p text:style-name="P30">...a) Add BITree[index] to sum</text:p>
      <text:p text:style-name="P30">...b) Go to the parent of BITree[index]. <text:s/>The parent can be obtained by removing</text:p>
      <text:p text:style-name="P7"><text:s text:c="5"/><text:span text:style-name="T38">the last set bit from the current index, i.e., index = index - (index &amp; (-index))</text:span></text:p>
      <text:p text:style-name="P30"><text:soft-page-break/>3) Return sum.</text:p>
      <text:p text:style-name="P16"><text:span text:style-name="T41">BITree[y] is the parent of BITree[x], if and only if y can be obtained by removing the last set bit from the binary representation of x, that is y = x – (x &amp; (-x)).</text:span></text:p>
      <text:p text:style-name="P24">The child node BITree[x] of the node BITree[y] stores the sum of the elements between y(inclusive) and x(exclusive): arr[y,…,x).</text:p>
      <text:p text:style-name="P25"> </text:p>
      <text:p text:style-name="P39"/>
      <text:p text:style-name="P39"><text:span text:style-name="Emphasis"><text:span text:style-name="Strong_20_Emphasis"><text:span text:style-name="T6">update(x, val): Updates the Binary Indexed Tree (BIT) by performing arr[index] += val</text:span></text:span></text:span></text:p>
      <text:p text:style-name="P30">// Note that the update(x, val) operation will not change arr[]. <text:s/>It only makes changes to BITree[]</text:p>
      <text:p text:style-name="P30">1) Initialize the current index as x+1.</text:p>
      <text:p text:style-name="P30">2) Do the following while the current index is smaller than or equal to n.</text:p>
      <text:p text:style-name="P30">...a) Add the val to BITree[index]</text:p>
      <text:p text:style-name="P30">...b) Go to parent of BITree[index]. <text:s/>The parent can be obtained by incrementing</text:p>
      <text:p text:style-name="P7"><text:s text:c="5"/><text:span text:style-name="T38">the last set bit of the current index, i.e., index = index + (index &amp; (-index))</text:span></text:p>
      <text:p text:style-name="P5"><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Helvetica" svg:font-family="Helvetica, Tahoma, Arial"/>
    <style:font-face style:name="Lohit Devanagari1" svg:font-family="'Lohit Devanagari'"/>
    <style:font-face style:name="MathJax Main" svg:font-family="'MathJax Main'"/>
    <style:font-face style:name="MathJax Math" svg:font-family="'MathJax Math'"/>
    <style:font-face style:name="Open Sans" svg:font-family="'Open Sans', sans-serif"/>
    <style:font-face style:name="Roboto" svg:font-family="Roboto,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4T15:53:41.457432651</meta:creation-date>
    <dc:date>2019-08-04T20:50:46.787658908</dc:date>
    <meta:editing-duration>PT1H33M44S</meta:editing-duration>
    <meta:editing-cycles>20</meta:editing-cycles>
    <meta:generator>LibreOffice/6.0.7.3$Linux_X86_64 LibreOffice_project/00m0$Build-3</meta:generator>
    <meta:document-statistic meta:table-count="0" meta:image-count="0" meta:object-count="0" meta:page-count="8" meta:paragraph-count="241" meta:word-count="2158" meta:character-count="12026" meta:non-whitespace-character-count="9360"/>
  </office:meta>
</office:document-meta>
</file>